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Kinnari" svg:font-family="Kinn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paragraph-properties fo:text-align="start" style:justify-single-word="false"/>
      <style:text-properties style:font-name="Times New Roman" fo:font-size="14pt" fo:font-weight="normal" officeooo:rsid="01cacab0" officeooo:paragraph-rsid="00090922"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font-name="Times New Roman" fo:font-size="14pt" fo:font-weight="normal" officeooo:rsid="0073265d" officeooo:paragraph-rsid="00090922"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4pt" fo:font-weight="normal" officeooo:rsid="0073dec7" officeooo:paragraph-rsid="00090922"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font-weight="normal" officeooo:rsid="00800214" officeooo:paragraph-rsid="00090922"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4pt" fo:font-weight="normal" officeooo:rsid="01cb5383" officeooo:paragraph-rsid="00090922"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Times New Roman" fo:font-size="26pt" fo:font-weight="normal" officeooo:rsid="006e79be" officeooo:paragraph-rsid="00090922" style:font-size-asian="26pt" style:font-weight-asian="normal" style:font-size-complex="26pt" style:font-weight-complex="normal"/>
    </style:style>
    <style:style style:name="P7" style:family="paragraph" style:parent-style-name="Standard">
      <style:paragraph-properties fo:text-align="center" style:justify-single-word="false"/>
      <style:text-properties style:font-name="Times New Roman" fo:font-size="26pt" fo:font-weight="normal" officeooo:rsid="0070fe7a" officeooo:paragraph-rsid="00090922" style:font-size-asian="26pt" style:font-weight-asian="normal" style:font-size-complex="26pt" style:font-weight-complex="normal"/>
    </style:style>
    <style:style style:name="P8" style:family="paragraph" style:parent-style-name="Standard">
      <style:paragraph-properties fo:text-align="center" style:justify-single-word="false"/>
      <style:text-properties style:font-name="Times New Roman" fo:font-size="26pt" fo:font-weight="normal" officeooo:rsid="007150b5" officeooo:paragraph-rsid="00090922" style:font-size-asian="26pt" style:font-weight-asian="normal" style:font-size-complex="26pt" style:font-weight-complex="normal"/>
    </style:style>
    <style:style style:name="P9" style:family="paragraph" style:parent-style-name="Standard">
      <style:paragraph-properties fo:text-align="center" style:justify-single-word="false"/>
      <style:text-properties style:font-name="Times New Roman" fo:font-size="26pt" fo:font-weight="normal" officeooo:rsid="0073265d" officeooo:paragraph-rsid="00090922" style:font-size-asian="26pt" style:font-weight-asian="normal" style:font-size-complex="26pt" style:font-weight-complex="normal"/>
    </style:style>
    <style:style style:name="P10" style:family="paragraph" style:parent-style-name="Standard">
      <style:paragraph-properties fo:text-align="center" style:justify-single-word="false"/>
      <style:text-properties style:font-name="Times New Roman" fo:font-size="26pt" fo:font-weight="normal" officeooo:rsid="007c7301" officeooo:paragraph-rsid="00090922" style:font-size-asian="26pt" style:font-weight-asian="normal" style:font-size-complex="26pt" style:font-weight-complex="normal"/>
    </style:style>
    <style:style style:name="P11" style:family="paragraph" style:parent-style-name="Standard">
      <style:paragraph-properties fo:text-align="center" style:justify-single-word="false"/>
      <style:text-properties style:font-name="Times New Roman" fo:font-size="15pt" fo:font-weight="normal" officeooo:rsid="0073265d" officeooo:paragraph-rsid="00090922"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style:font-name="Times New Roman" fo:font-size="12pt" fo:font-weight="normal" officeooo:rsid="0073dec7" officeooo:paragraph-rsid="0009092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73dec7" officeooo:paragraph-rsid="00090922"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8pt" style:text-underline-style="none" fo:font-weight="bold" officeooo:rsid="01494deb" officeooo:paragraph-rsid="00090922"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Times New Roman" fo:font-size="18pt" style:text-underline-style="none" fo:font-weight="bold" officeooo:rsid="00cf9745" officeooo:paragraph-rsid="00090922" style:font-size-asian="18pt" style:font-weight-asian="bold" style:font-size-complex="18pt" style:font-weight-complex="bold"/>
    </style:style>
    <style:style style:name="P16" style:family="paragraph" style:parent-style-name="Standard" style:list-style-name="L2">
      <style:paragraph-properties fo:text-align="center" style:justify-single-word="false"/>
      <style:text-properties style:font-name="Times New Roman" fo:font-size="13pt" fo:font-weight="normal" officeooo:rsid="0073dec7" officeooo:paragraph-rsid="00090922" style:font-size-asian="13pt" style:font-weight-asian="normal" style:font-size-complex="13pt" style:font-weight-complex="normal"/>
    </style:style>
    <style:style style:name="P17" style:family="paragraph" style:parent-style-name="Standard">
      <style:paragraph-properties fo:text-align="center" style:justify-single-word="false"/>
      <style:text-properties style:font-name="Times New Roman" fo:font-size="13pt" fo:font-weight="normal" officeooo:rsid="0073dec7" officeooo:paragraph-rsid="00090922"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Times New Roman" fo:font-size="13pt" fo:font-weight="normal" officeooo:rsid="00cf9745" officeooo:paragraph-rsid="00090922"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Times New Roman" fo:font-size="13pt" fo:font-weight="normal" officeooo:rsid="00eab7d3" officeooo:paragraph-rsid="00090922"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Times New Roman" fo:font-size="13pt" fo:font-weight="normal" officeooo:rsid="00800214" officeooo:paragraph-rsid="00090922"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Times New Roman" fo:font-size="13pt" fo:font-weight="normal" officeooo:rsid="00800214" officeooo:paragraph-rsid="001ce239"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Times New Roman" fo:font-size="13pt" fo:font-weight="normal" officeooo:rsid="0101c845" officeooo:paragraph-rsid="00090922"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Times New Roman" fo:font-size="13pt" fo:font-weight="normal" officeooo:rsid="00c71e61" officeooo:paragraph-rsid="0009092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Times New Roman" fo:font-size="13pt" fo:font-weight="normal" officeooo:rsid="014ab3b3" officeooo:paragraph-rsid="00090922"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Times New Roman" fo:font-size="13pt" fo:font-weight="normal" officeooo:rsid="0152d4ee" officeooo:paragraph-rsid="00090922"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Times New Roman" fo:font-size="13pt" fo:font-weight="normal" officeooo:rsid="01609dab" officeooo:paragraph-rsid="00090922"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Times New Roman" fo:font-size="13pt" fo:font-weight="normal" officeooo:rsid="0169422c" officeooo:paragraph-rsid="00090922"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Times New Roman" fo:font-size="13pt" fo:font-weight="normal" officeooo:rsid="0169422c" officeooo:paragraph-rsid="0033e78c"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Times New Roman" fo:font-size="13pt" fo:font-weight="normal" officeooo:rsid="0169422c" officeooo:paragraph-rsid="0038f73f"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Times New Roman" fo:font-size="13pt" fo:font-weight="normal" officeooo:rsid="008d80b2" officeooo:paragraph-rsid="00090922"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Times New Roman" fo:font-size="13pt" fo:font-weight="normal" officeooo:rsid="018f2d3e" officeooo:paragraph-rsid="00090922"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Times New Roman" fo:font-size="13pt" fo:font-weight="normal" officeooo:rsid="0012994b" officeooo:paragraph-rsid="001425f4" style:font-size-asian="13pt" style:font-weight-asian="normal" style:font-size-complex="13pt" style:font-weight-complex="normal"/>
    </style:style>
    <style:style style:name="P33" style:family="paragraph" style:parent-style-name="Standard" style:list-style-name="L2">
      <style:paragraph-properties fo:text-align="center" style:justify-single-word="false"/>
      <style:text-properties style:font-name="Times New Roman" fo:font-size="13pt" fo:font-weight="bold" officeooo:rsid="0073dec7" officeooo:paragraph-rsid="00090922" style:font-size-asian="13pt" style:font-weight-asian="bold" style:font-size-complex="13pt" style:font-weight-complex="bold"/>
    </style:style>
    <style:style style:name="P34" style:family="paragraph" style:parent-style-name="Standard" style:list-style-name="L2">
      <style:paragraph-properties fo:text-align="center" style:justify-single-word="false"/>
      <style:text-properties style:font-name="Times New Roman" fo:font-size="13pt" fo:font-weight="bold" officeooo:rsid="010ad53f" officeooo:paragraph-rsid="00090922"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Times New Roman" fo:font-size="13pt" style:text-underline-style="none" fo:font-weight="normal" officeooo:rsid="00800214" officeooo:paragraph-rsid="001ce239"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font-size="13pt" officeooo:paragraph-rsid="00090922" style:font-size-asian="13pt" style:font-size-complex="13pt"/>
    </style:style>
    <style:style style:name="P37" style:family="paragraph" style:parent-style-name="Standard">
      <style:paragraph-properties fo:text-align="start" style:justify-single-word="false"/>
      <style:text-properties fo:font-size="13pt" officeooo:paragraph-rsid="002ad055" style:font-size-asian="13pt" style:font-size-complex="13pt"/>
    </style:style>
    <style:style style:name="P38" style:family="paragraph" style:parent-style-name="Standard">
      <style:paragraph-properties fo:text-align="center" style:justify-single-word="false"/>
      <style:text-properties fo:color="#ff6600" style:font-name="Kinnari" fo:font-size="60pt" fo:font-style="italic" style:text-underline-style="none" fo:font-weight="bold" officeooo:rsid="007150b5" officeooo:paragraph-rsid="00090922" style:font-size-asian="60pt" style:font-style-asian="italic" style:font-weight-asian="bold" style:font-size-complex="60pt" style:font-style-complex="italic" style:font-weight-complex="bold"/>
    </style:style>
    <style:style style:name="P39" style:family="paragraph" style:parent-style-name="Footer">
      <style:paragraph-properties fo:text-align="center" style:justify-single-word="false"/>
    </style:style>
    <style:style style:name="T1" style:family="text">
      <style:text-properties officeooo:rsid="006f87e2"/>
    </style:style>
    <style:style style:name="T2" style:family="text">
      <style:text-properties officeooo:rsid="00740738"/>
    </style:style>
    <style:style style:name="T3" style:family="text">
      <style:text-properties officeooo:rsid="00768f73"/>
    </style:style>
    <style:style style:name="T4" style:family="text">
      <style:text-properties officeooo:rsid="0077e2c8"/>
    </style:style>
    <style:style style:name="T5" style:family="text">
      <style:text-properties officeooo:rsid="00766321"/>
    </style:style>
    <style:style style:name="T6" style:family="text">
      <style:text-properties officeooo:rsid="011709ef"/>
    </style:style>
    <style:style style:name="T7" style:family="text">
      <style:text-properties officeooo:rsid="008960b7"/>
    </style:style>
    <style:style style:name="T8" style:family="text">
      <style:text-properties officeooo:rsid="01364880"/>
    </style:style>
    <style:style style:name="T9" style:family="text">
      <style:text-properties fo:font-weight="bold" style:font-weight-asian="bold" style:font-weight-complex="bold"/>
    </style:style>
    <style:style style:name="T10" style:family="text">
      <style:text-properties fo:font-weight="bold" officeooo:rsid="01364880" style:font-weight-asian="bold" style:font-weight-complex="bold"/>
    </style:style>
    <style:style style:name="T11" style:family="text">
      <style:text-properties fo:font-weight="bold" officeooo:rsid="00dca22d" style:font-weight-asian="bold" style:font-weight-complex="bold"/>
    </style:style>
    <style:style style:name="T12" style:family="text">
      <style:text-properties fo:font-weight="bold" officeooo:rsid="00ff810e" style:font-weight-asian="bold" style:font-weight-complex="bold"/>
    </style:style>
    <style:style style:name="T13" style:family="text">
      <style:text-properties fo:font-weight="bold" officeooo:rsid="00fec3b0" style:font-weight-asian="bold" style:font-weight-complex="bold"/>
    </style:style>
    <style:style style:name="T14" style:family="text">
      <style:text-properties officeooo:rsid="00dca22d"/>
    </style:style>
    <style:style style:name="T15" style:family="text">
      <style:text-properties fo:font-style="italic" style:font-style-asian="italic" style:font-style-complex="italic"/>
    </style:style>
    <style:style style:name="T16" style:family="text">
      <style:text-properties fo:font-style="italic" officeooo:rsid="00dca22d" style:font-style-asian="italic" style:font-style-complex="italic"/>
    </style:style>
    <style:style style:name="T17" style:family="text">
      <style:text-properties fo:font-style="italic" officeooo:rsid="00f1e03c" style:font-style-asian="italic" style:font-style-complex="italic"/>
    </style:style>
    <style:style style:name="T18" style:family="text">
      <style:text-properties fo:font-style="italic" officeooo:rsid="00fdfb56" style:font-style-asian="italic" style:font-style-complex="italic"/>
    </style:style>
    <style:style style:name="T19" style:family="text">
      <style:text-properties fo:font-style="italic" officeooo:rsid="009cfade" style:font-style-asian="italic" style:font-style-complex="italic"/>
    </style:style>
    <style:style style:name="T20" style:family="text">
      <style:text-properties fo:font-style="italic" officeooo:rsid="00954560" style:font-style-asian="italic" style:font-style-complex="italic"/>
    </style:style>
    <style:style style:name="T21" style:family="text">
      <style:text-properties fo:font-style="italic" officeooo:rsid="0096e311" style:font-style-asian="italic" style:font-style-complex="italic"/>
    </style:style>
    <style:style style:name="T22" style:family="text">
      <style:text-properties fo:font-style="italic" officeooo:rsid="00b0f9e4" style:font-style-asian="italic" style:font-style-complex="italic"/>
    </style:style>
    <style:style style:name="T23" style:family="text">
      <style:text-properties fo:font-style="italic" officeooo:rsid="01038fb4" style:font-style-asian="italic" style:font-style-complex="italic"/>
    </style:style>
    <style:style style:name="T24" style:family="text">
      <style:text-properties fo:font-style="italic" officeooo:rsid="00bf1be9" style:font-style-asian="italic" style:font-style-complex="italic"/>
    </style:style>
    <style:style style:name="T25" style:family="text">
      <style:text-properties fo:font-style="italic" officeooo:rsid="00daf0df" style:font-style-asian="italic" style:font-style-complex="italic"/>
    </style:style>
    <style:style style:name="T26" style:family="text">
      <style:text-properties fo:font-style="italic" officeooo:rsid="0104f77d" style:font-style-asian="italic" style:font-style-complex="italic"/>
    </style:style>
    <style:style style:name="T27" style:family="text">
      <style:text-properties fo:font-style="italic" officeooo:rsid="01091b32" style:font-style-asian="italic" style:font-style-complex="italic"/>
    </style:style>
    <style:style style:name="T28" style:family="text">
      <style:text-properties fo:font-style="italic" officeooo:rsid="0109f16a" style:font-style-asian="italic" style:font-style-complex="italic"/>
    </style:style>
    <style:style style:name="T29" style:family="text">
      <style:text-properties fo:font-style="italic" officeooo:rsid="014c124e" style:font-style-asian="italic" style:font-style-complex="italic"/>
    </style:style>
    <style:style style:name="T30" style:family="text">
      <style:text-properties fo:font-style="italic" officeooo:rsid="016aeb1d" style:font-style-asian="italic" style:font-style-complex="italic"/>
    </style:style>
    <style:style style:name="T31" style:family="text">
      <style:text-properties fo:font-style="italic" officeooo:rsid="01c24473" style:font-style-asian="italic" style:font-style-complex="italic"/>
    </style:style>
    <style:style style:name="T32" style:family="text">
      <style:text-properties fo:font-style="italic" officeooo:rsid="018c7195" style:font-style-asian="italic" style:font-style-complex="italic"/>
    </style:style>
    <style:style style:name="T33" style:family="text">
      <style:text-properties fo:font-style="italic" officeooo:rsid="016d1a4b" style:font-style-asian="italic" style:font-style-complex="italic"/>
    </style:style>
    <style:style style:name="T34" style:family="text">
      <style:text-properties fo:font-style="italic" officeooo:rsid="01c374a6" style:font-style-asian="italic" style:font-style-complex="italic"/>
    </style:style>
    <style:style style:name="T35" style:family="text">
      <style:text-properties fo:font-style="italic" officeooo:rsid="0174d711" style:font-style-asian="italic" style:font-style-complex="italic"/>
    </style:style>
    <style:style style:name="T36" style:family="text">
      <style:text-properties fo:font-style="italic" officeooo:rsid="0177f291" style:font-style-asian="italic" style:font-style-complex="italic"/>
    </style:style>
    <style:style style:name="T37" style:family="text">
      <style:text-properties fo:font-style="italic" officeooo:rsid="01806a0f" style:font-style-asian="italic" style:font-style-complex="italic"/>
    </style:style>
    <style:style style:name="T38" style:family="text">
      <style:text-properties fo:font-style="italic" officeooo:rsid="017e5223" style:font-style-asian="italic" style:font-style-complex="italic"/>
    </style:style>
    <style:style style:name="T39" style:family="text">
      <style:text-properties fo:font-style="italic" officeooo:rsid="018c02c9" style:font-style-asian="italic" style:font-style-complex="italic"/>
    </style:style>
    <style:style style:name="T40" style:family="text">
      <style:text-properties fo:font-style="italic" officeooo:rsid="018a816d" style:font-style-asian="italic" style:font-style-complex="italic"/>
    </style:style>
    <style:style style:name="T41" style:family="text">
      <style:text-properties fo:font-style="italic" style:text-underline-style="none" officeooo:rsid="00954560" style:font-style-asian="italic" style:font-style-complex="italic"/>
    </style:style>
    <style:style style:name="T42" style:family="text">
      <style:text-properties fo:font-style="italic" style:text-underline-style="none" officeooo:rsid="0162c141"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fdfb56" style:font-style-asian="normal" style:font-style-complex="normal"/>
    </style:style>
    <style:style style:name="T45" style:family="text">
      <style:text-properties fo:font-style="normal" officeooo:rsid="0100bac6" style:font-style-asian="normal" style:font-style-complex="normal"/>
    </style:style>
    <style:style style:name="T46" style:family="text">
      <style:text-properties fo:font-style="normal" officeooo:rsid="00b0f9e4" style:font-style-asian="normal" style:font-style-complex="normal"/>
    </style:style>
    <style:style style:name="T47" style:family="text">
      <style:text-properties fo:font-style="normal" officeooo:rsid="00bf1be9" style:font-style-asian="normal" style:font-style-complex="normal"/>
    </style:style>
    <style:style style:name="T48" style:family="text">
      <style:text-properties fo:font-style="normal" officeooo:rsid="00d64d59" style:font-style-asian="normal" style:font-style-complex="normal"/>
    </style:style>
    <style:style style:name="T49" style:family="text">
      <style:text-properties fo:font-style="normal" officeooo:rsid="00d760d2" style:font-style-asian="normal" style:font-style-complex="normal"/>
    </style:style>
    <style:style style:name="T50" style:family="text">
      <style:text-properties fo:font-style="normal" officeooo:rsid="00d90eb2" style:font-style-asian="normal" style:font-style-complex="normal"/>
    </style:style>
    <style:style style:name="T51" style:family="text">
      <style:text-properties fo:font-style="normal" officeooo:rsid="00daf0df" style:font-style-asian="normal" style:font-style-complex="normal"/>
    </style:style>
    <style:style style:name="T52" style:family="text">
      <style:text-properties fo:font-style="normal" officeooo:rsid="0104da2a" style:font-style-asian="normal" style:font-style-complex="normal"/>
    </style:style>
    <style:style style:name="T53" style:family="text">
      <style:text-properties fo:font-style="normal" officeooo:rsid="01091b32" style:font-style-asian="normal" style:font-style-complex="normal"/>
    </style:style>
    <style:style style:name="T54" style:family="text">
      <style:text-properties fo:font-style="normal" officeooo:rsid="009cfade" style:font-style-asian="normal" style:font-style-complex="normal"/>
    </style:style>
    <style:style style:name="T55" style:family="text">
      <style:text-properties fo:font-style="normal" officeooo:rsid="014206b7" style:font-style-asian="normal" style:font-style-complex="normal"/>
    </style:style>
    <style:style style:name="T56" style:family="text">
      <style:text-properties fo:font-style="normal" officeooo:rsid="00c80d22" style:font-style-asian="normal" style:font-style-complex="normal"/>
    </style:style>
    <style:style style:name="T57" style:family="text">
      <style:text-properties fo:font-style="normal" officeooo:rsid="01417f40" style:font-style-asian="normal" style:font-style-complex="normal"/>
    </style:style>
    <style:style style:name="T58" style:family="text">
      <style:text-properties fo:font-style="normal" officeooo:rsid="0151e911" style:font-style-asian="normal" style:font-style-complex="normal"/>
    </style:style>
    <style:style style:name="T59" style:family="text">
      <style:text-properties fo:font-style="normal" officeooo:rsid="014e305c" style:font-style-asian="normal" style:font-style-complex="normal"/>
    </style:style>
    <style:style style:name="T60" style:family="text">
      <style:text-properties fo:font-style="normal" officeooo:rsid="00d282c6" style:font-style-asian="normal" style:font-style-complex="normal"/>
    </style:style>
    <style:style style:name="T61" style:family="text">
      <style:text-properties fo:font-style="normal" officeooo:rsid="0153bc29" style:font-style-asian="normal" style:font-style-complex="normal"/>
    </style:style>
    <style:style style:name="T62" style:family="text">
      <style:text-properties fo:font-style="normal" officeooo:rsid="01557663" style:font-style-asian="normal" style:font-style-complex="normal"/>
    </style:style>
    <style:style style:name="T63" style:family="text">
      <style:text-properties fo:font-style="normal" officeooo:rsid="0158425d" style:font-style-asian="normal" style:font-style-complex="normal"/>
    </style:style>
    <style:style style:name="T64" style:family="text">
      <style:text-properties fo:font-style="normal" officeooo:rsid="015e037c" style:font-style-asian="normal" style:font-style-complex="normal"/>
    </style:style>
    <style:style style:name="T65" style:family="text">
      <style:text-properties fo:font-style="normal" officeooo:rsid="015a088b" style:font-style-asian="normal" style:font-style-complex="normal"/>
    </style:style>
    <style:style style:name="T66" style:family="text">
      <style:text-properties fo:font-style="normal" officeooo:rsid="015be726" style:font-style-asian="normal" style:font-style-complex="normal"/>
    </style:style>
    <style:style style:name="T67" style:family="text">
      <style:text-properties fo:font-style="normal" officeooo:rsid="01624f7c" style:font-style-asian="normal" style:font-style-complex="normal"/>
    </style:style>
    <style:style style:name="T68" style:family="text">
      <style:text-properties fo:font-style="normal" officeooo:rsid="016aeb1d" style:font-style-asian="normal" style:font-style-complex="normal"/>
    </style:style>
    <style:style style:name="T69" style:family="text">
      <style:text-properties fo:font-style="normal" officeooo:rsid="016d1a4b" style:font-style-asian="normal" style:font-style-complex="normal"/>
    </style:style>
    <style:style style:name="T70" style:family="text">
      <style:text-properties fo:font-style="normal" officeooo:rsid="016edbd4" style:font-style-asian="normal" style:font-style-complex="normal"/>
    </style:style>
    <style:style style:name="T71" style:family="text">
      <style:text-properties fo:font-style="normal" officeooo:rsid="01c33d79" style:font-style-asian="normal" style:font-style-complex="normal"/>
    </style:style>
    <style:style style:name="T72" style:family="text">
      <style:text-properties fo:font-style="normal" officeooo:rsid="01c24473" style:font-style-asian="normal" style:font-style-complex="normal"/>
    </style:style>
    <style:style style:name="T73" style:family="text">
      <style:text-properties fo:font-style="normal" officeooo:rsid="01c374a6" style:font-style-asian="normal" style:font-style-complex="normal"/>
    </style:style>
    <style:style style:name="T74" style:family="text">
      <style:text-properties fo:font-style="normal" officeooo:rsid="0171b7bb" style:font-style-asian="normal" style:font-style-complex="normal"/>
    </style:style>
    <style:style style:name="T75" style:family="text">
      <style:text-properties fo:font-style="normal" officeooo:rsid="0174d711" style:font-style-asian="normal" style:font-style-complex="normal"/>
    </style:style>
    <style:style style:name="T76" style:family="text">
      <style:text-properties fo:font-style="normal" officeooo:rsid="01c39e33" style:font-style-asian="normal" style:font-style-complex="normal"/>
    </style:style>
    <style:style style:name="T77" style:family="text">
      <style:text-properties fo:font-style="normal" officeooo:rsid="0177f291" style:font-style-asian="normal" style:font-style-complex="normal"/>
    </style:style>
    <style:style style:name="T78" style:family="text">
      <style:text-properties fo:font-style="normal" officeooo:rsid="0176adce" style:font-style-asian="normal" style:font-style-complex="normal"/>
    </style:style>
    <style:style style:name="T79" style:family="text">
      <style:text-properties fo:font-style="normal" officeooo:rsid="017e5223" style:font-style-asian="normal" style:font-style-complex="normal"/>
    </style:style>
    <style:style style:name="T80" style:family="text">
      <style:text-properties fo:font-style="normal" officeooo:rsid="017a2b25" style:font-style-asian="normal" style:font-style-complex="normal"/>
    </style:style>
    <style:style style:name="T81" style:family="text">
      <style:text-properties fo:font-style="normal" officeooo:rsid="017ab6f7" style:font-style-asian="normal" style:font-style-complex="normal"/>
    </style:style>
    <style:style style:name="T82" style:family="text">
      <style:text-properties fo:font-style="normal" officeooo:rsid="017ca16d" style:font-style-asian="normal" style:font-style-complex="normal"/>
    </style:style>
    <style:style style:name="T83" style:family="text">
      <style:text-properties fo:font-style="normal" officeooo:rsid="01c4d920" style:font-style-asian="normal" style:font-style-complex="normal"/>
    </style:style>
    <style:style style:name="T84" style:family="text">
      <style:text-properties fo:font-style="normal" officeooo:rsid="017ecff7" style:font-style-asian="normal" style:font-style-complex="normal"/>
    </style:style>
    <style:style style:name="T85" style:family="text">
      <style:text-properties fo:font-style="normal" officeooo:rsid="017f45bb" style:font-style-asian="normal" style:font-style-complex="normal"/>
    </style:style>
    <style:style style:name="T86" style:family="text">
      <style:text-properties fo:font-style="normal" officeooo:rsid="018181c8" style:font-style-asian="normal" style:font-style-complex="normal"/>
    </style:style>
    <style:style style:name="T87" style:family="text">
      <style:text-properties fo:font-style="normal" officeooo:rsid="018359d0" style:font-style-asian="normal" style:font-style-complex="normal"/>
    </style:style>
    <style:style style:name="T88" style:family="text">
      <style:text-properties fo:font-style="normal" officeooo:rsid="0188a1a4" style:font-style-asian="normal" style:font-style-complex="normal"/>
    </style:style>
    <style:style style:name="T89" style:family="text">
      <style:text-properties fo:font-style="normal" officeooo:rsid="019f7f2e" style:font-style-asian="normal" style:font-style-complex="normal"/>
    </style:style>
    <style:style style:name="T90" style:family="text">
      <style:text-properties fo:font-style="normal" officeooo:rsid="01a04770" style:font-style-asian="normal" style:font-style-complex="normal"/>
    </style:style>
    <style:style style:name="T91" style:family="text">
      <style:text-properties fo:font-style="normal" officeooo:rsid="019d2634" style:font-style-asian="normal" style:font-style-complex="normal"/>
    </style:style>
    <style:style style:name="T92" style:family="text">
      <style:text-properties fo:font-style="normal" officeooo:rsid="018a3a58" style:font-style-asian="normal" style:font-style-complex="normal"/>
    </style:style>
    <style:style style:name="T93" style:family="text">
      <style:text-properties fo:font-style="normal" officeooo:rsid="01a21d0e" style:font-style-asian="normal" style:font-style-complex="normal"/>
    </style:style>
    <style:style style:name="T94" style:family="text">
      <style:text-properties fo:font-style="normal" officeooo:rsid="018a816d" style:font-style-asian="normal" style:font-style-complex="normal"/>
    </style:style>
    <style:style style:name="T95" style:family="text">
      <style:text-properties fo:font-style="normal" officeooo:rsid="018ddbfb" style:font-style-asian="normal" style:font-style-complex="normal"/>
    </style:style>
    <style:style style:name="T96" style:family="text">
      <style:text-properties fo:font-style="normal" officeooo:rsid="01c74ae8" style:font-style-asian="normal" style:font-style-complex="normal"/>
    </style:style>
    <style:style style:name="T97" style:family="text">
      <style:text-properties fo:font-style="normal" officeooo:rsid="019de59b" style:font-style-asian="normal" style:font-style-complex="normal"/>
    </style:style>
    <style:style style:name="T98" style:family="text">
      <style:text-properties fo:font-style="normal" officeooo:rsid="018e54d4" style:font-style-asian="normal" style:font-style-complex="normal"/>
    </style:style>
    <style:style style:name="T99" style:family="text">
      <style:text-properties fo:font-style="normal" officeooo:rsid="019b0c1c" style:font-style-asian="normal" style:font-style-complex="normal"/>
    </style:style>
    <style:style style:name="T100" style:family="text">
      <style:text-properties fo:font-style="normal" officeooo:rsid="019b6601" style:font-style-asian="normal" style:font-style-complex="normal"/>
    </style:style>
    <style:style style:name="T101" style:family="text">
      <style:text-properties fo:font-style="normal" officeooo:rsid="01bfbe4d" style:font-style-asian="normal" style:font-style-complex="normal"/>
    </style:style>
    <style:style style:name="T102" style:family="text">
      <style:text-properties fo:font-style="normal" officeooo:rsid="01a70b4f" style:font-style-asian="normal" style:font-style-complex="normal"/>
    </style:style>
    <style:style style:name="T103" style:family="text">
      <style:text-properties fo:font-style="normal" officeooo:rsid="01a84815" style:font-style-asian="normal" style:font-style-complex="normal"/>
    </style:style>
    <style:style style:name="T104" style:family="text">
      <style:text-properties fo:font-style="normal" officeooo:rsid="01ba1628" style:font-style-asian="normal" style:font-style-complex="normal"/>
    </style:style>
    <style:style style:name="T105" style:family="text">
      <style:text-properties fo:font-style="normal" officeooo:rsid="008e0730" style:font-style-asian="normal" style:font-style-complex="normal"/>
    </style:style>
    <style:style style:name="T106" style:family="text">
      <style:text-properties fo:font-style="normal" officeooo:rsid="01b8c128" style:font-style-asian="normal" style:font-style-complex="normal"/>
    </style:style>
    <style:style style:name="T107" style:family="text">
      <style:text-properties fo:font-style="normal" officeooo:rsid="0021bcd7" style:font-style-asian="normal" style:font-style-complex="normal"/>
    </style:style>
    <style:style style:name="T108" style:family="text">
      <style:text-properties fo:font-style="normal" officeooo:rsid="00377b00" style:font-style-asian="normal" style:font-style-complex="normal"/>
    </style:style>
    <style:style style:name="T109" style:family="text">
      <style:text-properties fo:font-style="normal" officeooo:rsid="00387e93"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b0f9e4" style:font-style-asian="normal" style:font-weight-asian="bold" style:font-style-complex="normal" style:font-weight-complex="bold"/>
    </style:style>
    <style:style style:name="T112" style:family="text">
      <style:text-properties fo:font-style="normal" fo:font-weight="bold" officeooo:rsid="00b3ef7f" style:font-style-asian="normal" style:font-weight-asian="bold" style:font-style-complex="normal" style:font-weight-complex="bold"/>
    </style:style>
    <style:style style:name="T113" style:family="text">
      <style:text-properties fo:font-style="normal" fo:font-weight="bold" officeooo:rsid="00c80d22" style:font-style-asian="normal" style:font-weight-asian="bold" style:font-style-complex="normal" style:font-weight-complex="bold"/>
    </style:style>
    <style:style style:name="T114" style:family="text">
      <style:text-properties fo:font-style="normal" fo:font-weight="bold" officeooo:rsid="00d282c6" style:font-style-asian="normal" style:font-weight-asian="bold" style:font-style-complex="normal" style:font-weight-complex="bold"/>
    </style:style>
    <style:style style:name="T115" style:family="text">
      <style:text-properties fo:font-style="normal" fo:font-weight="bold" officeooo:rsid="0171b7bb" style:font-style-asian="normal" style:font-weight-asian="bold" style:font-style-complex="normal" style:font-weight-complex="bold"/>
    </style:style>
    <style:style style:name="T116" style:family="text">
      <style:text-properties fo:font-style="normal" fo:font-weight="bold" officeooo:rsid="0176adce" style:font-style-asian="normal" style:font-weight-asian="bold" style:font-style-complex="normal" style:font-weight-complex="bold"/>
    </style:style>
    <style:style style:name="T117" style:family="text">
      <style:text-properties fo:font-style="normal" fo:font-weight="bold" officeooo:rsid="017f45bb" style:font-style-asian="normal" style:font-weight-asian="bold" style:font-style-complex="normal" style:font-weight-complex="bold"/>
    </style:style>
    <style:style style:name="T118" style:family="text">
      <style:text-properties fo:font-style="normal" fo:font-weight="bold" officeooo:rsid="019f7f2e" style:font-style-asian="normal" style:font-weight-asian="bold" style:font-style-complex="normal" style:font-weight-complex="bold"/>
    </style:style>
    <style:style style:name="T119" style:family="text">
      <style:text-properties fo:font-style="normal" fo:font-weight="bold" officeooo:rsid="01a04770" style:font-style-asian="normal" style:font-weight-asian="bold" style:font-style-complex="normal" style:font-weight-complex="bold"/>
    </style:style>
    <style:style style:name="T120" style:family="text">
      <style:text-properties fo:font-style="normal" fo:font-weight="bold" officeooo:rsid="01a21d0e" style:font-style-asian="normal" style:font-weight-asian="bold" style:font-style-complex="normal" style:font-weight-complex="bold"/>
    </style:style>
    <style:style style:name="T121" style:family="text">
      <style:text-properties fo:font-style="normal" fo:font-weight="bold" officeooo:rsid="01a70b4f" style:font-style-asian="normal" style:font-weight-asian="bold" style:font-style-complex="normal" style:font-weight-complex="bold"/>
    </style:style>
    <style:style style:name="T122" style:family="text">
      <style:text-properties fo:font-style="normal" fo:font-weight="bold" officeooo:rsid="008e0730" style:font-style-asian="normal" style:font-weight-asian="bold" style:font-style-complex="normal" style:font-weight-complex="bold"/>
    </style:style>
    <style:style style:name="T123" style:family="text">
      <style:text-properties fo:font-style="normal" style:text-underline-style="none" officeooo:rsid="0162c141" style:font-style-asian="normal" style:font-style-complex="normal"/>
    </style:style>
    <style:style style:name="T124" style:family="text">
      <style:text-properties fo:font-style="normal" style:text-underline-style="none" officeooo:rsid="0163c6ab" style:font-style-asian="normal" style:font-style-complex="normal"/>
    </style:style>
    <style:style style:name="T125" style:family="text">
      <style:text-properties fo:font-style="normal" style:text-underline-style="none" officeooo:rsid="01658abd" style:font-style-asian="normal" style:font-style-complex="normal"/>
    </style:style>
    <style:style style:name="T126" style:family="text">
      <style:text-properties fo:font-style="normal" style:text-underline-style="none" officeooo:rsid="003137af" style:font-style-asian="normal" style:font-style-complex="normal"/>
    </style:style>
    <style:style style:name="T127" style:family="text">
      <style:text-properties fo:font-style="normal" style:text-underline-style="none" fo:font-weight="bold" officeooo:rsid="0163c6ab" style:font-style-asian="normal" style:font-weight-asian="bold" style:font-style-complex="normal" style:font-weight-complex="bold"/>
    </style:style>
    <style:style style:name="T128" style:family="text">
      <style:text-properties officeooo:rsid="00f1a285"/>
    </style:style>
    <style:style style:name="T129" style:family="text">
      <style:text-properties officeooo:rsid="00fe22eb"/>
    </style:style>
    <style:style style:name="T130" style:family="text">
      <style:text-properties officeooo:rsid="00eda986"/>
    </style:style>
    <style:style style:name="T131" style:family="text">
      <style:text-properties officeooo:rsid="00f4d112"/>
    </style:style>
    <style:style style:name="T132" style:family="text">
      <style:text-properties officeooo:rsid="009cfade"/>
    </style:style>
    <style:style style:name="T133" style:family="text">
      <style:text-properties officeooo:rsid="0100bac6"/>
    </style:style>
    <style:style style:name="T134" style:family="text">
      <style:text-properties officeooo:rsid="00954560"/>
    </style:style>
    <style:style style:name="T135" style:family="text">
      <style:text-properties officeooo:rsid="0096e311"/>
    </style:style>
    <style:style style:name="T136" style:family="text">
      <style:text-properties style:font-name="Times New Roman1" officeooo:rsid="008e0730"/>
    </style:style>
    <style:style style:name="T137" style:family="text">
      <style:text-properties style:font-name="Times New Roman1" fo:font-style="normal" fo:font-weight="normal" officeooo:rsid="008e0730" style:font-style-asian="normal" style:font-weight-asian="normal" style:font-style-complex="normal" style:font-weight-complex="normal"/>
    </style:style>
    <style:style style:name="T138" style:family="text">
      <style:text-properties style:font-name="Times New Roman1" fo:font-style="normal" fo:font-weight="normal" officeooo:rsid="0132e667" style:font-style-asian="normal" style:font-weight-asian="normal" style:font-style-complex="normal" style:font-weight-complex="normal"/>
    </style:style>
    <style:style style:name="T139" style:family="text">
      <style:text-properties style:font-name="Times New Roman1" fo:font-style="normal" fo:font-weight="normal" officeooo:rsid="01332076" style:font-style-asian="normal" style:font-weight-asian="normal" style:font-style-complex="normal" style:font-weight-complex="normal"/>
    </style:style>
    <style:style style:name="T140" style:family="text">
      <style:text-properties style:font-name="Times New Roman1" fo:font-style="normal" fo:font-weight="normal" officeooo:rsid="01393aef" style:font-style-asian="normal" style:font-weight-asian="normal" style:font-style-complex="normal" style:font-weight-complex="normal"/>
    </style:style>
    <style:style style:name="T141" style:family="text">
      <style:text-properties style:font-name="Times New Roman1" fo:font-style="normal" fo:font-weight="normal" officeooo:rsid="013ef352" style:font-style-asian="normal" style:font-weight-asian="normal" style:font-style-complex="normal" style:font-weight-complex="normal"/>
    </style:style>
    <style:style style:name="T142" style:family="text">
      <style:text-properties style:font-name="Times New Roman1" fo:font-style="normal" fo:font-weight="normal" officeooo:rsid="013ad0fd" style:font-style-asian="normal" style:font-weight-asian="normal" style:font-style-complex="normal" style:font-weight-complex="normal"/>
    </style:style>
    <style:style style:name="T143" style:family="text">
      <style:text-properties style:font-name="Times New Roman1" fo:font-style="normal" fo:font-weight="normal" officeooo:rsid="014313dc" style:font-style-asian="normal" style:font-weight-asian="normal" style:font-style-complex="normal" style:font-weight-complex="normal"/>
    </style:style>
    <style:style style:name="T144" style:family="text">
      <style:text-properties style:font-name="Times New Roman1" fo:font-style="normal" fo:font-weight="normal" officeooo:rsid="01432e81" style:font-style-asian="normal" style:font-weight-asian="normal" style:font-style-complex="normal" style:font-weight-complex="normal"/>
    </style:style>
    <style:style style:name="T145" style:family="text">
      <style:text-properties style:font-name="Times New Roman1" fo:font-style="normal" fo:font-weight="normal" officeooo:rsid="002c11ec" style:font-style-asian="normal" style:font-weight-asian="normal" style:font-style-complex="normal" style:font-weight-complex="normal"/>
    </style:style>
    <style:style style:name="T146" style:family="text">
      <style:text-properties style:font-name="Times New Roman1" fo:font-style="normal" fo:font-weight="normal" officeooo:rsid="002d6662" style:font-style-asian="normal" style:font-weight-asian="normal" style:font-style-complex="normal" style:font-weight-complex="normal"/>
    </style:style>
    <style:style style:name="T147" style:family="text">
      <style:text-properties style:font-name="Times New Roman1" fo:font-style="italic" fo:font-weight="normal" officeooo:rsid="01393aef" style:font-style-asian="italic" style:font-weight-asian="normal" style:font-style-complex="italic" style:font-weight-complex="normal"/>
    </style:style>
    <style:style style:name="T148" style:family="text">
      <style:text-properties officeooo:rsid="008d80b2"/>
    </style:style>
    <style:style style:name="T149" style:family="text">
      <style:text-properties officeooo:rsid="008d4289"/>
    </style:style>
    <style:style style:name="T150" style:family="text">
      <style:text-properties officeooo:rsid="009798b1"/>
    </style:style>
    <style:style style:name="T151" style:family="text">
      <style:text-properties officeooo:rsid="009c8871"/>
    </style:style>
    <style:style style:name="T152" style:family="text">
      <style:text-properties officeooo:rsid="00b0f9e4"/>
    </style:style>
    <style:style style:name="T153" style:family="text">
      <style:text-properties officeooo:rsid="01038fb4"/>
    </style:style>
    <style:style style:name="T154" style:family="text">
      <style:text-properties officeooo:rsid="00b0b261"/>
    </style:style>
    <style:style style:name="T155" style:family="text">
      <style:text-properties officeooo:rsid="009d079d"/>
    </style:style>
    <style:style style:name="T156" style:family="text">
      <style:text-properties officeooo:rsid="00bf4348"/>
    </style:style>
    <style:style style:name="T157" style:family="text">
      <style:text-properties officeooo:rsid="00bc4337"/>
    </style:style>
    <style:style style:name="T158" style:family="text">
      <style:text-properties officeooo:rsid="00bf1be9"/>
    </style:style>
    <style:style style:name="T159" style:family="text">
      <style:text-properties officeooo:rsid="0081a66e"/>
    </style:style>
    <style:style style:name="T160" style:family="text">
      <style:text-properties officeooo:rsid="0104da2a"/>
    </style:style>
    <style:style style:name="T161" style:family="text">
      <style:text-properties officeooo:rsid="00bd5da4"/>
    </style:style>
    <style:style style:name="T162" style:family="text">
      <style:text-properties officeooo:rsid="00ab2538"/>
    </style:style>
    <style:style style:name="T163" style:family="text">
      <style:text-properties officeooo:rsid="00a4fc8a"/>
    </style:style>
    <style:style style:name="T164" style:family="text">
      <style:text-properties officeooo:rsid="01091b32"/>
    </style:style>
    <style:style style:name="T165" style:family="text">
      <style:text-properties style:font-name="Times New Roman" fo:font-style="normal" fo:font-weight="normal" officeooo:rsid="01091b32" style:font-style-asian="normal" style:font-weight-asian="normal" style:font-style-complex="normal" style:font-weight-complex="normal"/>
    </style:style>
    <style:style style:name="T166" style:family="text">
      <style:text-properties style:font-name="Times New Roman" fo:font-style="normal" fo:font-weight="normal" officeooo:rsid="010a73ef" style:font-style-asian="normal" style:font-weight-asian="normal" style:font-style-complex="normal" style:font-weight-complex="normal"/>
    </style:style>
    <style:style style:name="T167" style:family="text">
      <style:text-properties style:font-name="Times New Roman" fo:font-style="normal" fo:font-weight="normal" officeooo:rsid="011d9ace" style:font-style-asian="normal" style:font-weight-asian="normal" style:font-style-complex="normal" style:font-weight-complex="normal"/>
    </style:style>
    <style:style style:name="T168" style:family="text">
      <style:text-properties style:font-name="Times New Roman" fo:font-style="normal" fo:font-weight="normal" officeooo:rsid="010b5756" style:font-style-asian="normal" style:font-weight-asian="normal" style:font-style-complex="normal" style:font-weight-complex="normal"/>
    </style:style>
    <style:style style:name="T169" style:family="text">
      <style:text-properties style:font-name="Times New Roman" fo:font-style="normal" fo:font-weight="normal" officeooo:rsid="011eee1e" style:font-style-asian="normal" style:font-weight-asian="normal" style:font-style-complex="normal" style:font-weight-complex="normal"/>
    </style:style>
    <style:style style:name="T170" style:family="text">
      <style:text-properties style:font-name="Times New Roman" fo:font-style="normal" fo:font-weight="normal" officeooo:rsid="010bae1a" style:font-style-asian="normal" style:font-weight-asian="normal" style:font-style-complex="normal" style:font-weight-complex="normal"/>
    </style:style>
    <style:style style:name="T171" style:family="text">
      <style:text-properties style:font-name="Times New Roman" fo:font-style="normal" fo:font-weight="normal" officeooo:rsid="010c0710" style:font-style-asian="normal" style:font-weight-asian="normal" style:font-style-complex="normal" style:font-weight-complex="normal"/>
    </style:style>
    <style:style style:name="T172" style:family="text">
      <style:text-properties style:font-name="Times New Roman" fo:font-style="normal" fo:font-weight="normal" officeooo:rsid="010de390" style:font-style-asian="normal" style:font-weight-asian="normal" style:font-style-complex="normal" style:font-weight-complex="normal"/>
    </style:style>
    <style:style style:name="T173" style:family="text">
      <style:text-properties style:font-name="Times New Roman" fo:font-style="normal" fo:font-weight="normal" officeooo:rsid="010de2ed" style:font-style-asian="normal" style:font-weight-asian="normal" style:font-style-complex="normal" style:font-weight-complex="normal"/>
    </style:style>
    <style:style style:name="T174" style:family="text">
      <style:text-properties style:font-name="Times New Roman" fo:font-style="normal" fo:font-weight="normal" officeooo:rsid="01064bde" style:font-style-asian="normal" style:font-weight-asian="normal" style:font-style-complex="normal" style:font-weight-complex="normal"/>
    </style:style>
    <style:style style:name="T175" style:family="text">
      <style:text-properties style:font-name="Times New Roman" fo:font-style="normal" fo:font-weight="normal" officeooo:rsid="01162052" style:font-style-asian="normal" style:font-weight-asian="normal" style:font-style-complex="normal" style:font-weight-complex="normal"/>
    </style:style>
    <style:style style:name="T176" style:family="text">
      <style:text-properties style:font-name="Times New Roman" fo:font-style="normal" fo:font-weight="normal" officeooo:rsid="010e86f0" style:font-style-asian="normal" style:font-weight-asian="normal" style:font-style-complex="normal" style:font-weight-complex="normal"/>
    </style:style>
    <style:style style:name="T177" style:family="text">
      <style:text-properties style:font-name="Times New Roman" fo:font-style="normal" fo:font-weight="normal" officeooo:rsid="0110829a" style:font-style-asian="normal" style:font-weight-asian="normal" style:font-style-complex="normal" style:font-weight-complex="normal"/>
    </style:style>
    <style:style style:name="T178" style:family="text">
      <style:text-properties style:font-name="Times New Roman" fo:font-style="normal" fo:font-weight="normal" officeooo:rsid="0112f5f2" style:font-style-asian="normal" style:font-weight-asian="normal" style:font-style-complex="normal" style:font-weight-complex="normal"/>
    </style:style>
    <style:style style:name="T179" style:family="text">
      <style:text-properties style:font-name="Times New Roman" fo:font-style="normal" fo:font-weight="normal" officeooo:rsid="0111bd8e" style:font-style-asian="normal" style:font-weight-asian="normal" style:font-style-complex="normal" style:font-weight-complex="normal"/>
    </style:style>
    <style:style style:name="T180" style:family="text">
      <style:text-properties style:font-name="Times New Roman" fo:font-style="normal" fo:font-weight="normal" officeooo:rsid="011a844c" style:font-style-asian="normal" style:font-weight-asian="normal" style:font-style-complex="normal" style:font-weight-complex="normal"/>
    </style:style>
    <style:style style:name="T181" style:family="text">
      <style:text-properties style:font-name="Times New Roman" fo:font-style="normal" fo:font-weight="normal" officeooo:rsid="01142277" style:font-style-asian="normal" style:font-weight-asian="normal" style:font-style-complex="normal" style:font-weight-complex="normal"/>
    </style:style>
    <style:style style:name="T182" style:family="text">
      <style:text-properties style:font-name="Times New Roman" fo:font-style="normal" fo:font-weight="normal" officeooo:rsid="012015ea" style:font-style-asian="normal" style:font-weight-asian="normal" style:font-style-complex="normal" style:font-weight-complex="normal"/>
    </style:style>
    <style:style style:name="T183" style:family="text">
      <style:text-properties style:font-name="Times New Roman" fo:font-style="normal" fo:font-weight="normal" officeooo:rsid="0124ebcf" style:font-style-asian="normal" style:font-weight-asian="normal" style:font-style-complex="normal" style:font-weight-complex="normal"/>
    </style:style>
    <style:style style:name="T184" style:family="text">
      <style:text-properties style:font-name="Times New Roman" fo:font-style="normal" fo:font-weight="normal" officeooo:rsid="01254e0f" style:font-style-asian="normal" style:font-weight-asian="normal" style:font-style-complex="normal" style:font-weight-complex="normal"/>
    </style:style>
    <style:style style:name="T185" style:family="text">
      <style:text-properties style:font-name="Times New Roman" fo:font-style="normal" fo:font-weight="normal" officeooo:rsid="0128812a" style:font-style-asian="normal" style:font-weight-asian="normal" style:font-style-complex="normal" style:font-weight-complex="normal"/>
    </style:style>
    <style:style style:name="T186" style:family="text">
      <style:text-properties style:font-name="Times New Roman" fo:font-style="normal" fo:font-weight="normal" officeooo:rsid="01291934" style:font-style-asian="normal" style:font-weight-asian="normal" style:font-style-complex="normal" style:font-weight-complex="normal"/>
    </style:style>
    <style:style style:name="T187" style:family="text">
      <style:text-properties style:font-name="Times New Roman" fo:font-style="normal" fo:font-weight="normal" officeooo:rsid="0129846d" style:font-style-asian="normal" style:font-weight-asian="normal" style:font-style-complex="normal" style:font-weight-complex="normal"/>
    </style:style>
    <style:style style:name="T188" style:family="text">
      <style:text-properties style:font-name="Times New Roman" fo:font-style="normal" fo:font-weight="normal" officeooo:rsid="012b7364" style:font-style-asian="normal" style:font-weight-asian="normal" style:font-style-complex="normal" style:font-weight-complex="normal"/>
    </style:style>
    <style:style style:name="T189" style:family="text">
      <style:text-properties style:font-name="Times New Roman" fo:font-style="normal" fo:font-weight="normal" officeooo:rsid="0129f686" style:font-style-asian="normal" style:font-weight-asian="normal" style:font-style-complex="normal" style:font-weight-complex="normal"/>
    </style:style>
    <style:style style:name="T190" style:family="text">
      <style:text-properties style:font-name="Times New Roman" fo:font-style="normal" fo:font-weight="normal" officeooo:rsid="012cd5a3" style:font-style-asian="normal" style:font-weight-asian="normal" style:font-style-complex="normal" style:font-weight-complex="normal"/>
    </style:style>
    <style:style style:name="T191" style:family="text">
      <style:text-properties style:font-name="Times New Roman" fo:font-style="normal" fo:font-weight="normal" officeooo:rsid="012d9791" style:font-style-asian="normal" style:font-weight-asian="normal" style:font-style-complex="normal" style:font-weight-complex="normal"/>
    </style:style>
    <style:style style:name="T192" style:family="text">
      <style:text-properties style:font-name="Times New Roman" fo:font-style="normal" fo:font-weight="normal" officeooo:rsid="012e6da7" style:font-style-asian="normal" style:font-weight-asian="normal" style:font-style-complex="normal" style:font-weight-complex="normal"/>
    </style:style>
    <style:style style:name="T193" style:family="text">
      <style:text-properties style:font-name="Times New Roman" fo:font-style="normal" fo:font-weight="normal" officeooo:rsid="01313d0c" style:font-style-asian="normal" style:font-weight-asian="normal" style:font-style-complex="normal" style:font-weight-complex="normal"/>
    </style:style>
    <style:style style:name="T194" style:family="text">
      <style:text-properties style:font-name="Times New Roman" fo:font-style="normal" fo:font-weight="normal" officeooo:rsid="012fc3ef" style:font-style-asian="normal" style:font-weight-asian="normal" style:font-style-complex="normal" style:font-weight-complex="normal"/>
    </style:style>
    <style:style style:name="T195" style:family="text">
      <style:text-properties style:font-name="Times New Roman" fo:font-style="normal" fo:font-weight="normal" officeooo:rsid="00c80d22" style:font-style-asian="normal" style:font-weight-asian="normal" style:font-style-complex="normal" style:font-weight-complex="normal"/>
    </style:style>
    <style:style style:name="T196" style:family="text">
      <style:text-properties style:font-name="Times New Roman" fo:font-style="normal" fo:font-weight="normal" officeooo:rsid="014206b7" style:font-style-asian="normal" style:font-weight-asian="normal" style:font-style-complex="normal" style:font-weight-complex="normal"/>
    </style:style>
    <style:style style:name="T197" style:family="text">
      <style:text-properties style:font-name="Times New Roman" fo:font-style="normal" fo:font-weight="normal" officeooo:rsid="002ad055" style:font-style-asian="normal" style:font-weight-asian="normal" style:font-style-complex="normal" style:font-weight-complex="normal"/>
    </style:style>
    <style:style style:name="T198" style:family="text">
      <style:text-properties style:font-name="Times New Roman" fo:font-style="normal" fo:font-weight="normal" officeooo:rsid="002ec13c" style:font-style-asian="normal" style:font-weight-asian="normal" style:font-style-complex="normal" style:font-weight-complex="normal"/>
    </style:style>
    <style:style style:name="T199" style:family="text">
      <style:text-properties style:font-name="Times New Roman" fo:font-style="normal" fo:font-weight="bold" officeooo:rsid="01142277" style:font-style-asian="normal" style:font-weight-asian="bold" style:font-style-complex="normal" style:font-weight-complex="bold"/>
    </style:style>
    <style:style style:name="T200" style:family="text">
      <style:text-properties style:font-name="Times New Roman" fo:font-style="italic" fo:font-weight="normal" officeooo:rsid="010de390" style:font-style-asian="italic" style:font-weight-asian="normal" style:font-style-complex="italic" style:font-weight-complex="normal"/>
    </style:style>
    <style:style style:name="T201" style:family="text">
      <style:text-properties style:font-name="Times New Roman" fo:font-style="italic" fo:font-weight="normal" officeooo:rsid="0109f16a" style:font-style-asian="italic" style:font-weight-asian="normal" style:font-style-complex="italic" style:font-weight-complex="normal"/>
    </style:style>
    <style:style style:name="T202" style:family="text">
      <style:text-properties style:font-name="Times New Roman" fo:font-style="italic" fo:font-weight="normal" officeooo:rsid="01091b32" style:font-style-asian="italic" style:font-weight-asian="normal" style:font-style-complex="italic" style:font-weight-complex="normal"/>
    </style:style>
    <style:style style:name="T203" style:family="text">
      <style:text-properties style:font-name="Times New Roman" fo:font-style="italic" fo:font-weight="normal" officeooo:rsid="010e86f0" style:font-style-asian="italic" style:font-weight-asian="normal" style:font-style-complex="italic" style:font-weight-complex="normal"/>
    </style:style>
    <style:style style:name="T204" style:family="text">
      <style:text-properties style:font-name="Times New Roman" fo:font-style="italic" fo:font-weight="normal" officeooo:rsid="0112f5f2" style:font-style-asian="italic" style:font-weight-asian="normal" style:font-style-complex="italic" style:font-weight-complex="normal"/>
    </style:style>
    <style:style style:name="T205" style:family="text">
      <style:text-properties style:font-name="Times New Roman" fo:font-style="italic" fo:font-weight="normal" officeooo:rsid="01254e0f" style:font-style-asian="italic" style:font-weight-asian="normal" style:font-style-complex="italic" style:font-weight-complex="normal"/>
    </style:style>
    <style:style style:name="T206" style:family="text">
      <style:text-properties style:font-name="Times New Roman" fo:font-style="italic" fo:font-weight="normal" officeooo:rsid="0129846d" style:font-style-asian="italic" style:font-weight-asian="normal" style:font-style-complex="italic" style:font-weight-complex="normal"/>
    </style:style>
    <style:style style:name="T207" style:family="text">
      <style:text-properties style:font-name="Times New Roman" fo:font-style="italic" fo:font-weight="normal" officeooo:rsid="012cd5a3" style:font-style-asian="italic" style:font-weight-asian="normal" style:font-style-complex="italic" style:font-weight-complex="normal"/>
    </style:style>
    <style:style style:name="T208" style:family="text">
      <style:text-properties style:font-name="Times New Roman" fo:font-style="italic" fo:font-weight="normal" officeooo:rsid="014206b7" style:font-style-asian="italic" style:font-weight-asian="normal" style:font-style-complex="italic" style:font-weight-complex="normal"/>
    </style:style>
    <style:style style:name="T209" style:family="text">
      <style:text-properties style:font-name="Times New Roman" fo:font-style="italic" fo:font-weight="normal" officeooo:rsid="01b787b0" style:font-style-asian="italic" style:font-weight-asian="normal" style:font-style-complex="italic" style:font-weight-complex="normal"/>
    </style:style>
    <style:style style:name="T210" style:family="text">
      <style:text-properties style:font-name="Times New Roman" fo:font-weight="normal" officeooo:rsid="01b787b0" style:font-weight-asian="normal" style:font-weight-complex="normal"/>
    </style:style>
    <style:style style:name="T211" style:family="text">
      <style:text-properties style:font-name="Times New Roman" fo:font-weight="normal" officeooo:rsid="01b7c98e" style:font-weight-asian="normal" style:font-weight-complex="normal"/>
    </style:style>
    <style:style style:name="T212" style:family="text">
      <style:text-properties style:font-name="Times New Roman" fo:font-weight="normal" officeooo:rsid="003b52f1" style:font-weight-asian="normal" style:font-weight-complex="normal"/>
    </style:style>
    <style:style style:name="T213" style:family="text">
      <style:text-properties style:use-window-font-color="true" style:font-name="Times New Roman" fo:font-style="normal" fo:font-weight="normal" officeooo:rsid="012e6da7" style:font-style-asian="normal" style:font-weight-asian="normal" style:font-style-complex="normal" style:font-weight-complex="normal"/>
    </style:style>
    <style:style style:name="T214" style:family="text">
      <style:text-properties style:use-window-font-color="true" style:font-name="Times New Roman" fo:font-style="normal" fo:font-weight="normal" officeooo:rsid="013356c0" style:font-style-asian="normal" style:font-weight-asian="normal" style:font-style-complex="normal" style:font-weight-complex="normal"/>
    </style:style>
    <style:style style:name="T215" style:family="text">
      <style:text-properties style:use-window-font-color="true" style:font-name="Times New Roman" fo:font-style="normal" fo:font-weight="normal" officeooo:rsid="014206b7" style:font-style-asian="normal" style:font-weight-asian="normal" style:font-style-complex="normal" style:font-weight-complex="normal"/>
    </style:style>
    <style:style style:name="T216" style:family="text">
      <style:text-properties style:use-window-font-color="true" style:font-name="Times New Roman" fo:font-style="normal" fo:font-weight="normal" officeooo:rsid="01432e81" style:font-style-asian="normal" style:font-weight-asian="normal" style:font-style-complex="normal" style:font-weight-complex="normal"/>
    </style:style>
    <style:style style:name="T217" style:family="text">
      <style:text-properties style:use-window-font-color="true" style:font-name="Times New Roman" fo:font-style="normal" fo:font-weight="normal" officeooo:rsid="0143f935" style:font-style-asian="normal" style:font-weight-asian="normal" style:font-style-complex="normal" style:font-weight-complex="normal"/>
    </style:style>
    <style:style style:name="T218" style:family="text">
      <style:text-properties style:use-window-font-color="true" style:font-name="Times New Roman" fo:font-style="normal" fo:font-weight="normal" officeooo:rsid="002c11ec" style:font-style-asian="normal" style:font-weight-asian="normal" style:font-style-complex="normal" style:font-weight-complex="normal"/>
    </style:style>
    <style:style style:name="T219" style:family="text">
      <style:text-properties style:use-window-font-color="true" style:font-name="Times New Roman" fo:font-style="italic" fo:font-weight="normal" officeooo:rsid="01432e81" style:font-style-asian="italic" style:font-weight-asian="normal" style:font-style-complex="italic" style:font-weight-complex="normal"/>
    </style:style>
    <style:style style:name="T220" style:family="text">
      <style:text-properties style:use-window-font-color="true" style:font-name="Times New Roman" fo:font-style="italic" fo:font-weight="normal" officeooo:rsid="0143f935" style:font-style-asian="italic" style:font-weight-asian="normal" style:font-style-complex="italic" style:font-weight-complex="normal"/>
    </style:style>
    <style:style style:name="T221" style:family="text">
      <style:text-properties officeooo:rsid="00c7ca17"/>
    </style:style>
    <style:style style:name="T222" style:family="text">
      <style:text-properties officeooo:rsid="01b1561c"/>
    </style:style>
    <style:style style:name="T223" style:family="text">
      <style:text-properties officeooo:rsid="0092bf6c"/>
    </style:style>
    <style:style style:name="T224" style:family="text">
      <style:text-properties officeooo:rsid="008e0730"/>
    </style:style>
    <style:style style:name="T225" style:family="text">
      <style:text-properties officeooo:rsid="019639d6"/>
    </style:style>
    <style:style style:name="T226" style:family="text">
      <style:text-properties officeooo:rsid="01abcd1d"/>
    </style:style>
    <style:style style:name="T227" style:family="text">
      <style:text-properties officeooo:rsid="01b02edb"/>
    </style:style>
    <style:style style:name="T228" style:family="text">
      <style:text-properties officeooo:rsid="0190c796"/>
    </style:style>
    <style:style style:name="T229" style:family="text">
      <style:text-properties officeooo:rsid="000f1509"/>
    </style:style>
    <style:style style:name="T230" style:family="text">
      <style:text-properties officeooo:rsid="0012994b"/>
    </style:style>
    <style:style style:name="T231" style:family="text">
      <style:text-properties officeooo:rsid="001425f4"/>
    </style:style>
    <style:style style:name="T232" style:family="text">
      <style:text-properties officeooo:rsid="001f9776"/>
    </style:style>
    <style:style style:name="T233" style:family="text">
      <style:text-properties officeooo:rsid="001ff966"/>
    </style:style>
    <style:style style:name="T234" style:family="text">
      <style:text-properties style:text-underline-style="none"/>
    </style:style>
    <style:style style:name="T235" style:family="text">
      <style:text-properties style:text-underline-style="none" officeooo:rsid="001ff966"/>
    </style:style>
    <style:style style:name="T236" style:family="text">
      <style:text-properties style:text-underline-style="none" officeooo:rsid="001dca86"/>
    </style:style>
    <style:style style:name="T237" style:family="text">
      <style:text-properties style:text-underline-style="none" fo:font-weight="bold" style:font-weight-asian="bold" style:font-weight-complex="bold"/>
    </style:style>
    <style:style style:name="T238" style:family="text">
      <style:text-properties style:text-underline-style="none" fo:font-weight="bold" officeooo:rsid="0026c618" style:font-weight-asian="bold" style:font-weight-complex="bold"/>
    </style:style>
    <style:style style:name="T239" style:family="text">
      <style:text-properties officeooo:rsid="00204ddd"/>
    </style:style>
    <style:style style:name="T240" style:family="text">
      <style:text-properties officeooo:rsid="002387fe"/>
    </style:style>
    <style:style style:name="T241" style:family="text">
      <style:text-properties officeooo:rsid="002580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lazione per il progetto di <text:span text:style-name="T1">Programmazione</text:span> ad Oggetti</text:p>
      <text:p text:style-name="P6"/>
      <text:p text:style-name="P7">2014-2015</text:p>
      <text:p text:style-name="P7"/>
      <text:p text:style-name="P7"/>
      <text:p text:style-name="P38">LinQedIn</text:p>
      <text:p text:style-name="P8"/>
      <text:p text:style-name="P8"/>
      <text:p text:style-name="P8"/>
      <text:p text:style-name="P9">Prelaz Marco</text:p>
      <text:p text:style-name="P10">1047343</text:p>
      <text:p text:style-name="P11"/>
      <text:p text:style-name="P11"/>
      <text:p text:style-name="P11"/>
      <text:p text:style-name="P11"/>
      <text:p text:style-name="P11"/>
      <text:p text:style-name="P11"/>
      <text:p text:style-name="P2"/>
      <text:list xml:id="list8438352016078399751" text:style-name="L2">
        <text:list-item>
          <text:p text:style-name="P16">Sistema di sviluppo: <text:span text:style-name="T2">Linux (Ubuntu 14.04 LTS)</text:span></text:p>
        </text:list-item>
        <text:list-item>
          <text:p text:style-name="P16">Compilatore: G<text:span text:style-name="T3">CC</text:span> 4.<text:span text:style-name="T4">8</text:span>.<text:span text:style-name="T4">2</text:span> </text:p>
        </text:list-item>
        <text:list-item>
          <text:p text:style-name="P16">Versione Qt: <text:span text:style-name="T5">5.2.1</text:span></text:p>
        </text:list-item>
        <text:list-item>
          <text:p text:style-name="P16">Versione Qt Creator: 3.0.1 </text:p>
        </text:list-item>
        <text:list-item>
          <text:p text:style-name="P33">Nota per la compilazione: il progetto include un proprio file .pro</text:p>
        </text:list-item>
        <text:list-item>
          <text:p text:style-name="P34">Viene reso disponibile inoltre anche un file .xml con un <text:span text:style-name="T6">d</text:span>atabase di esempio</text:p>
        </text:list-item>
      </text:list>
      <text:p text:style-name="P17"/>
      <text:p text:style-name="P12"/>
      <text:p text:style-name="P12"/>
      <text:p text:style-name="P12"><text:soft-page-break/></text:p>
      <text:p text:style-name="P12"/>
      <text:p text:style-name="P14">Introduzione</text:p>
      <text:p text:style-name="P13"/>
      <text:p text:style-name="P32">In questa relazione mi sono soffermato sulle classi, che a mio parere, sono le più importanti, <text:span text:style-name="T241">poiché queste</text:span> contengono le funzionalità <text:span text:style-name="T231">di spicco di questo progetto. Oltre a fare un discorso generale su di esse, entrerò nei dettagli,ove necessario, per poter motivare le scelte che ho effettuato.</text:span> <text:span text:style-name="T240">Ci saranno quindi soltanto alcuni cenni alle classi </text:span><text:span text:style-name="T10">Profilo</text:span><text:span text:style-name="T8"> e </text:span><text:span text:style-name="T10">Username</text:span><text:span text:style-name="T8">, visto che non sono altro che dei semplici contenitori dati.</text:span></text:p>
      <text:p text:style-name="P4"/>
      <text:p text:style-name="P4"/>
      <text:p text:style-name="P4"/>
      <text:p text:style-name="P4"/>
      <text:p text:style-name="P15"><text:span text:style-name="T229">Classe </text:span>Utente</text:p>
      <text:p text:style-name="P15"/>
      <text:p text:style-name="P18"><text:span text:style-name="T14">La classe </text:span><text:span text:style-name="T11">Utente</text:span><text:span text:style-name="T14"> è una classe </text:span><text:span text:style-name="T16">base astratta </text:span><text:span text:style-name="T17">polimorfa</text:span><text:span text:style-name="T14">, quindi non esistono e non potranno mai essere istanziati oggetti di tipo Utente. Appartiene ad una gerarchia che si dirama in tre diversi sottotipi, tutti derivati dalla classe base Utente, che si differenziano tra loro soltanto per una diversa implementazione nella funzionalità di ricerca che permette loro di avere diversi permessi per quanto riguarda la visualizzazione del profilo dell'utente cercato. </text:span></text:p>
      <text:p text:style-name="P18"><text:span text:style-name="T14">Nello specifico un </text:span><text:span text:style-name="T11">UtenteBasic</text:span><text:span text:style-name="T14">, categoria di utente base, potrà visualizzare soltanto le informazioni riguardanti i dati personali, quindi più precisamente dati anagrafici e luogo di residenza; salendo in ordine di importanza (ricordando però che il livello di derivazione resta lo stesso per tutte le categorie di utente) troviamo l'</text:span><text:span text:style-name="T11">UtenteBusiness</text:span><text:span text:style-name="T14"> che avrà inoltre la possibilità di ottenere informazioni riguardo ai contatti personali dell'utente, quali telefono e e-mail, e sapere qual'è il suo titolo di studio. Per ultimo, ma primo in ordine di importanza, abbiamo l'</text:span><text:span text:style-name="T11">UtenteExecutive</text:span><text:span text:style-name="T14">, che avrà le stesse caratteristiche dell'UtenteBusiness, con in più la possibilità di visualizzare quali lingue conosce e quali sono le esperienza lavorative passate dell'utente del quale voleva avere informazioni. </text:span></text:p>
      <text:p text:style-name="P18"><text:span text:style-name="T14">Tutto ciò è stato possibile grazie all'implementazione, nelle sottoclassi, del metodo virtuale puro </text:span><text:span text:style-name="T16">userSearch()</text:span><text:span text:style-name="T14">, che utilizza i così detti funtori, oggetti della classe annidata alla classe Utente, </text:span><text:span text:style-name="T11">SearchFunctor</text:span><text:span text:style-name="T14">, che tramite la ridefinizione dell'operatore di “chiamata di funzione” (</text:span><text:span text:style-name="T16">operator()</text:span><text:span text:style-name="T14">) mi ha permesso di distinguere le tre tipologie di ricerca. Ciò rende l'applicazione anche estendibile a nuove categorie di utente che potrebbero essere aggiunte in futuro; basterà infatti aggiungere semplicemente un “</text:span><text:span text:style-name="T16">case </text:span><text:span text:style-name="T18">4</text:span><text:span text:style-name="T44">”</text:span><text:span text:style-name="T18"> </text:span><text:span text:style-name="T44">con nuove e diverse funzionalità rispetto a quelle </text:span><text:span text:style-name="T107">dei</text:span><text:span text:style-name="T44"> tre tipi già esistenti. </text:span></text:p>
      <text:p text:style-name="P19"><text:span text:style-name="T128">Tornando a parlare degli Utenti, la c</text:span>aratteristica che <text:span text:style-name="T129">invece</text:span> accomuna tutti i tipi d<text:span text:style-name="T128">escritti precedentemente</text:span> è quella di essere definiti, oltre che da un <text:span text:style-name="T12">P</text:span><text:span text:style-name="T9">rofilo</text:span> personale contenente tutte le informazioni <text:span text:style-name="T128">che abbiamo già visto</text:span>, <text:span text:style-name="T130">anche </text:span>da un <text:span text:style-name="T9">Username</text:span> al quale sarà associata la password scelta; <text:span text:style-name="T131">i</text:span>noltre ogni utente possiede una <text:span text:style-name="T13">R</text:span><text:span text:style-name="T9">ete</text:span> di amici <text:span text:style-name="T130">che vedremo approfonditamente solo dopo aver parlato di come è strutturato il database</text:span>.</text:p>
      <text:p text:style-name="P15"/>
      <text:p text:style-name="P15"/>
      <text:p text:style-name="P15"/>
      <text:p text:style-name="P15"><text:soft-page-break/></text:p>
      <text:p text:style-name="P15"/>
      <text:p text:style-name="P15"><text:span text:style-name="T229">Classe </text:span>DB</text:p>
      <text:p text:style-name="P15"/>
      <text:p text:style-name="P35">La classe <text:span text:style-name="T9">DB</text:span> ha il compito di <text:span text:style-name="T232">raccogliere tutte</text:span> le informazioni <text:span text:style-name="T239">che contraddistinguono</text:span> i vari</text:p>
      <text:p text:style-name="P21"><text:span text:style-name="T234">utenti </text:span><text:span text:style-name="T235">iscritti</text:span><text:span text:style-name="T234">, compresa la </text:span><text:span text:style-name="T236">loro</text:span><text:span text:style-name="T234"> </text:span><text:span text:style-name="T238">R</text:span><text:span text:style-name="T237">ete</text:span><text:span text:style-name="T234"> </text:span><text:span text:style-name="T236">di amicizie. </text:span><text:span text:style-name="T235">Dal</text:span><text:span text:style-name="T7"> punto di vista logico,</text:span> <text:span text:style-name="T233">il database è stato implementato tramite</text:span> un <text:span text:style-name="T9">vettore</text:span> di puntatori a <text:span text:style-name="T9">Utente</text:span> <text:span text:style-name="T132">(</text:span><text:span text:style-name="T19">vector&lt;Utente*&gt;</text:span><text:span text:style-name="T132">)</text:span>. </text:p>
      <text:p text:style-name="P20"><text:span text:style-name="T133">In particolare h</text:span>o <text:span text:style-name="T134">scelto di utilizzare</text:span> come <text:span text:style-name="T134">contenitore</text:span> un vettore, <text:span text:style-name="T134">della libreria </text:span><text:span text:style-name="T41">STL</text:span><text:span text:style-name="T134">,</text:span> poiché gli <text:span text:style-name="T15">accessi </text:span><text:span text:style-name="T20">in posizione arbitraria</text:span> avvengono in tempo <text:span text:style-name="T134">ammortizzato</text:span> costante, <text:span text:style-name="T135">come per l'</text:span><text:span text:style-name="T21">inserimento</text:span><text:span text:style-name="T135">, visto che avviene sempre in coda (</text:span><text:span text:style-name="T21">push_back()</text:span><text:span text:style-name="T135">). </text:span><text:span text:style-name="T136">È</text:span><text:span text:style-name="T148"> vero però che ciò non accade</text:span> <text:span text:style-name="T149">in fase di </text:span><text:span text:style-name="T15">eliminazione </text:span><text:span text:style-name="T45">(</text:span><text:span text:style-name="T133">cosa che avrei invece</text:span> <text:span text:style-name="T150">se utilizzassi una</text:span> <text:span text:style-name="T9">lista</text:span><text:span text:style-name="T133">)</text:span> <text:span text:style-name="T150">poiché ovviamente, a differenza dell'inserimento, questa avviene in posizione casuale.</text:span> <text:span text:style-name="T151">Vista la tipologia di applicazione</text:span>, <text:span text:style-name="T152">che si ispira al </text:span><text:span text:style-name="T22">social network </text:span><text:span text:style-name="T111">Lin</text:span><text:span text:style-name="T112">k</text:span><text:span text:style-name="T111">edIn</text:span><text:span text:style-name="T46">,</text:span><text:span text:style-name="T111"> </text:span><text:span text:style-name="T45">a mio avviso</text:span> è <text:span text:style-name="T153">per l'appunto</text:span> p<text:span text:style-name="T149">referibile</text:span> <text:span text:style-name="T153">un vettore poiché le operazione di ricerca (che negli oggetti di tipo </text:span><text:span text:style-name="T23">list</text:span><text:span text:style-name="T153"> è meno efficiente in quanto è necessario ogni volta percorre l'intera lista) verranno impiegate molto più frequentemente rispetto</text:span> a <text:span text:style-name="T154">quelle di cancellazione</text:span>, che avv<text:span text:style-name="T151">erranno</text:span> solamente in casi eccezionali. </text:p>
      <text:p text:style-name="P20">Per quanto riguarda, invece, la scelta di utilizzare de<text:span text:style-name="T155">i puntatori a Utente,</text:span> c'è da dire che inizialmente avevo preso in considerazione l<text:span text:style-name="T156">'</text:span>alternativ<text:span text:style-name="T156">a</text:span> <text:span text:style-name="T9">puntatori smart</text:span>, <text:span text:style-name="T156">che</text:span> però ho scartat<text:span text:style-name="T156">o</text:span> quasi subito. <text:span text:style-name="T157">Questo</text:span> perché <text:span text:style-name="T158">non sarebbe stata in alcun modo utile dato che, ci sarà sì condivisione di memoria, ma non sarà necessario gestirla in alcun modo</text:span><text:span text:style-name="T47">; </text:span><text:span text:style-name="T48">anzi </text:span><text:span text:style-name="T49">l'eventuale</text:span><text:span text:style-name="T48"> decisione</text:span><text:span text:style-name="T158"> di aggiungere un campo dati </text:span><text:span text:style-name="T24">riferimenti </text:span><text:span text:style-name="T158">sarebbe stata addirittura scorretta</text:span>, in quanto in Lin<text:span text:style-name="T159">Q</text:span>e<text:span text:style-name="T159">dI</text:span>n non è vero che un <text:span text:style-name="T160">oggetto</text:span> <text:span text:style-name="T160">U</text:span>tente deve essere rimosso quando non ci sono più puntatori a lui, ma <text:span text:style-name="T161">condizione</text:span> <text:span text:style-name="T162">necessaria e sufficiente è</text:span> che l'<text:span text:style-name="T9">admin</text:span> decida di <text:span text:style-name="T163">eliminarlo</text:span> <text:span text:style-name="T158">affinché questo non esista più. Infatti all'interno del metodo </text:span><text:span text:style-name="T24">elimina() </text:span><text:span text:style-name="T50">nella classe DB oltre all</text:span><text:span text:style-name="T51">a rimozione</text:span><text:span text:style-name="T50"> d</text:span><text:span text:style-name="T52">e</text:span><text:span text:style-name="T50">l </text:span><text:span text:style-name="T52">puntatore dal</text:span><text:span text:style-name="T50"> ve</text:span><text:span text:style-name="T51">ctor tramite </text:span><text:span text:style-name="T25">erase()</text:span><text:span text:style-name="T50"> sarà presente </text:span><text:span text:style-name="T52">anche</text:span><text:span text:style-name="T158"> un' invocazione al </text:span><text:span text:style-name="T24">distruttore</text:span><text:span text:style-name="T158"> di Utente</text:span>.</text:p>
      <text:p text:style-name="P22">Un altra parte corposa della classe DB è sicuramente quella che riguarda il salvataggio e il caricamento su file <text:span text:style-name="T26">xml</text:span>. <text:span text:style-name="T164">Per semplificare il più possibile la progettazione di queste due funzionalità ho fatto ricorso a due diverse librerie che </text:span><text:span text:style-name="T27">Qt</text:span><text:span text:style-name="T164"> rende disponibili: </text:span><text:span text:style-name="T28">QXml</text:span><text:span text:style-name="T27">StreamWriter</text:span><text:span text:style-name="T164"> e <text:s/></text:span><text:span text:style-name="T27">Q</text:span><text:span text:style-name="T28">D</text:span><text:span text:style-name="T27">omDocument</text:span><text:span text:style-name="T53">.</text:span></text:p>
      <text:p text:style-name="P36"><text:span text:style-name="T165">La prima </text:span><text:span text:style-name="T166">è stata utile per la scrittura </text:span><text:span text:style-name="T167">del file</text:span><text:span text:style-name="T166">, </text:span><text:span text:style-name="T168">in quanto </text:span><text:span text:style-name="T169">questa libreria</text:span><text:span text:style-name="T168"> </text:span><text:span text:style-name="T170">rende disponibil</text:span><text:span text:style-name="T171">e tutto ciò che serve per imp</text:span><text:span text:style-name="T172">aginare</text:span><text:span text:style-name="T171"> </text:span><text:span text:style-name="T172">e strutturare</text:span><text:span text:style-name="T171"> al meglio </text:span><text:span text:style-name="T172">i </text:span><text:span text:style-name="T200">tag</text:span><text:span text:style-name="T171"> </text:span><text:span text:style-name="T172">che compongono un </text:span><text:span text:style-name="T171">file </text:span><text:span text:style-name="T173">xml</text:span><text:span text:style-name="T171">. </text:span><text:span text:style-name="T174">Dopo aver associato il file, </text:span><text:span text:style-name="T175">su cui andremo a scrivere,</text:span><text:span text:style-name="T174"> </text:span><text:span text:style-name="T171">al </text:span><text:span text:style-name="T201">QXml</text:span><text:span text:style-name="T202">StreamWriter</text:span><text:span text:style-name="T171">, viene fatto scorrere l’intero database </text:span><text:span text:style-name="T176">e ogni utente presente verrà identificato a </text:span><text:span text:style-name="T203">run-time </text:span><text:span text:style-name="T176">secondo il suo tipo,</text:span><text:span text:style-name="T203"> </text:span><text:span text:style-name="T176">tramite </text:span><text:span text:style-name="T203">dynamic_cast</text:span><text:span text:style-name="T176">; verranno quindi memorizzat</text:span><text:span text:style-name="T177">e</text:span><text:span text:style-name="T176"> tutte le sue informazioni compresa </text:span><text:span text:style-name="T177">sia</text:span><text:span text:style-name="T176"> la tipologia </text:span><text:span text:style-name="T178">di utente</text:span><text:span text:style-name="T176">, a seconda del risultato ottenuto </text:span><text:span text:style-name="T178">dal </text:span><text:span text:style-name="T204">cast</text:span><text:span text:style-name="T176">, </text:span><text:span text:style-name="T177">sia </text:span><text:span text:style-name="T179">una stringa contenente</text:span><text:span text:style-name="T177"> </text:span><text:span text:style-name="T179">l'</text:span><text:span text:style-name="T177">elenco d</text:span><text:span text:style-name="T179">ei suoi</text:span><text:span text:style-name="T177"> amici </text:span><text:span text:style-name="T178">(</text:span><text:span text:style-name="T179">separati dall'identificatore “,”</text:span><text:span text:style-name="T178">)</text:span><text:span text:style-name="T179"> . </text:span><text:span text:style-name="T178">Se l'utente è appena stato registrato o semplicemente non ha alcun altro utente presente nella propria rete, allora il tag “amici” sarà vuoto; </text:span><text:span text:style-name="T180">stessa cosa vale</text:span><text:span text:style-name="T181"> per i campi non obbligatori della classe </text:span><text:span text:style-name="T199">Profilo</text:span><text:span text:style-name="T181">, </text:span><text:span text:style-name="T180">ovvero </text:span><text:span text:style-name="T182">quelli</text:span><text:span text:style-name="T180"> </text:span><text:span text:style-name="T181">che non fanno parte del costruttore.</text:span></text:p>
      <text:p text:style-name="P37"><text:span text:style-name="T181">Per quanto riguarda la lettura, </text:span><text:span text:style-name="T202">Q</text:span><text:span text:style-name="T201">D</text:span><text:span text:style-name="T202">omDocument </text:span><text:span text:style-name="T183">permette </text:span><text:span text:style-name="T184">di creare una lista di </text:span><text:span text:style-name="T205">nodi</text:span><text:span text:style-name="T184">, corrispondenti agli utenti, attraverso i tag creati in fase di salvataggio</text:span><text:span text:style-name="T185">. </text:span><text:span text:style-name="T186">A questo punto è stato sufficiente scorrere questa lista e man mano prelevare tutti i dati </text:span><text:span text:style-name="T187">dai vari tag </text:span><text:span text:style-name="T188">ed</text:span><text:span text:style-name="T186"> </text:span><text:span text:style-name="T187">infine controllare il tipo utente, </text:span><text:span text:style-name="T188">sempre </text:span><text:span text:style-name="T187">grazie al tag che opportunamente avevo memorizzato con </text:span><text:soft-page-break/><text:span text:style-name="T187">la funzione </text:span><text:span text:style-name="T206">salva()</text:span><text:span text:style-name="T187">, </text:span><text:span text:style-name="T189">per creare un nuovo utente del tipo corretto. </text:span><text:span text:style-name="T188">A</text:span><text:span text:style-name="T187">ll'uscita del ciclo </text:span><text:span text:style-name="T190">car</text:span><text:span text:style-name="T191">i</text:span><text:span text:style-name="T190">co anche le reti di tutti i contatti tramite la funzione </text:span><text:span text:style-name="T207">caricaRete() </text:span><text:span text:style-name="T190">che essenzialmente funziona allo stesso modo </text:span><text:span text:style-name="T192">con l'aggiunta del fatto che è necessario separare ogni amico e aggiungerlo uno </text:span><text:span text:style-name="T194">per</text:span><text:span text:style-name="T192"> volta alla Rete dell'utente corrispondente (ricordo </text:span><text:span text:style-name="T193">infatti</text:span><text:span text:style-name="T192"> che </text:span><text:span text:style-name="T193">il tag</text:span><text:span text:style-name="T192"> era stato </text:span><text:span text:style-name="T193">salvato</text:span><text:span text:style-name="T192"> come una singola stringa </text:span><text:span text:style-name="T194">dove </text:span><text:span text:style-name="T192">ogn</text:span><text:span text:style-name="T197">i utente</text:span><text:span text:style-name="T192"> </text:span><text:span text:style-name="T194">era</text:span><text:span text:style-name="T192"> separato </text:span><text:span text:style-name="T194">dall'altro</text:span><text:span text:style-name="T192"> </text:span><text:span text:style-name="T193">tramite</text:span><text:span text:style-name="T192"> una “,”) . </text:span></text:p>
      <text:p text:style-name="P36"><text:span text:style-name="T137">È </text:span><text:span text:style-name="T138">stato necessario dividere in queste due parti il caricamento </text:span><text:span text:style-name="T139">(database e rete)</text:span><text:span text:style-name="T138"> poiché </text:span><text:span text:style-name="T145">risultava impossibile</text:span><text:span text:style-name="T213"> caricare anche la rete </text:span><text:span text:style-name="T218">congiuntamente</text:span><text:span text:style-name="T213"> a tutti gli altri elemen</text:span><text:span text:style-name="T214">ti dato che quando </text:span><text:span text:style-name="T213">inizio </text:span><text:span text:style-name="T214">a caricare</text:span><text:span text:style-name="T213">, </text:span><text:span text:style-name="T214">ovviamente,</text:span><text:span text:style-name="T213"> non ho ancora tutti gli utenti </text:span><text:span text:style-name="T214">presenti</text:span><text:span text:style-name="T213"> nel database. </text:span></text:p>
      <text:p text:style-name="P36"><text:span text:style-name="T192">La ragione per la qu</text:span><text:span text:style-name="T138">ale ogni volta viene caricata la rete di ogni singolo utente </text:span><text:span text:style-name="T140">e non solo quella dell'utente del quale è stato effettuato il </text:span><text:span text:style-name="T147">login</text:span><text:span text:style-name="T138"> sta </text:span><text:span text:style-name="T141">invece </text:span><text:span text:style-name="T138">nel fatto che altrimenti, </text:span><text:span text:style-name="T140">se non lo facessi, in fase di salvataggio perderei tutte le informazioni riguardant</text:span><text:span text:style-name="T146">e la rete</text:span><text:span text:style-name="T140"> di tutti gli </text:span><text:span text:style-name="T142">altri</text:span><text:span text:style-name="T140"> utenti.</text:span></text:p>
      <text:p text:style-name="P4"/>
      <text:p text:style-name="P4"/>
      <text:p text:style-name="P4"/>
      <text:p text:style-name="P4"/>
      <text:p text:style-name="P15"><text:span text:style-name="T229">Classe </text:span>Rete</text:p>
      <text:p text:style-name="P15"/>
      <text:p text:style-name="P23">La <text:span text:style-name="T9">Rete</text:span> rappresenta le amicizie di un utente <text:span text:style-name="T221">ed è stata anch'essa realizzata tramite un </text:span><text:span text:style-name="T19">vector&lt;Utente*&gt;</text:span><text:span text:style-name="T54"> </text:span><text:span text:style-name="T55">con l</text:span><text:span text:style-name="T56">e </text:span><text:span text:style-name="T55">medesime</text:span><text:span text:style-name="T56"> motivazioni che mi hanno spinto ad utilizzare lo stesso contenitore </text:span><text:span text:style-name="T57">nella classe</text:span><text:span text:style-name="T56"> </text:span><text:span text:style-name="T113">DB</text:span><text:span text:style-name="T56">.</text:span></text:p>
      <text:p text:style-name="P36"><text:span text:style-name="T195">D</text:span><text:span text:style-name="T196">i rilievo, a mio avviso, il metodo </text:span><text:span text:style-name="T208">getAmici </text:span><text:span text:style-name="T196">che, come già descritto nella sezione riguardante il </text:span><text:span text:style-name="T198">salvataggio del</text:span><text:span text:style-name="T196"> database, serve a trasformare il vector rappresentante la rete in una semplice stringa in modo che questa possa essere salvata nel file xml. </text:span><text:span text:style-name="T137">È </text:span><text:span text:style-name="T143">importante però notare il fatto che questa funzione </text:span><text:span text:style-name="T144">richieda come parametro </text:span><text:span text:style-name="T215">un vettore contenente il </text:span><text:span text:style-name="T216">database</text:span><text:span text:style-name="T215"> aggiornato, in modo da restituire solo gli utenti esistenti, e non anche quelli che potrebbero essere stati </text:span><text:span text:style-name="T216">rimossi dall'</text:span><text:span text:style-name="T219">admin</text:span><text:span text:style-name="T215">, </text:span><text:span text:style-name="T217">evitando così il rischio di avere dei </text:span><text:span text:style-name="T220">dangling pointer</text:span><text:span text:style-name="T217">.</text:span></text:p>
      <text:p text:style-name="P4"/>
      <text:p text:style-name="P4"/>
      <text:p text:style-name="P4"/>
      <text:p text:style-name="P4"/>
      <text:p text:style-name="P15"><text:span text:style-name="T230">I</text:span> Controller</text:p>
      <text:p text:style-name="P15"/>
      <text:p text:style-name="P24">I <text:span text:style-name="T29">c</text:span><text:span text:style-name="T15">ontroller </text:span><text:span text:style-name="T43">non sono altro che delle classi che fungono da </text:span><text:span text:style-name="T58">connessione</text:span><text:span text:style-name="T43"> tra parte </text:span><text:span text:style-name="T15">logica</text:span><text:span text:style-name="T43">, che abbiamo </text:span><text:span text:style-name="T59">analizzato</text:span><text:span text:style-name="T43"> fino a</text:span><text:span text:style-name="T59">l punto precedente</text:span><text:span text:style-name="T43">,</text:span><text:span text:style-name="T15"> </text:span><text:span text:style-name="T43">e parte </text:span><text:span text:style-name="T15">grafica</text:span><text:span text:style-name="T43">,</text:span><text:span text:style-name="T15"> </text:span><text:span text:style-name="T43">che vedremo in seguito.</text:span></text:p>
      <text:p text:style-name="P25"><text:span text:style-name="T43">Nello specifico la classe </text:span><text:span text:style-name="T114">LinQedInAdmin</text:span><text:span text:style-name="T60"> </text:span><text:span text:style-name="T61">ha il compito</text:span><text:span text:style-name="T43"> di </text:span><text:span text:style-name="T62">interrogare </text:span><text:span text:style-name="T63">la classe </text:span><text:span text:style-name="T110">DB</text:span><text:span text:style-name="T43">, </text:span><text:span text:style-name="T63">in modo da ottenere le informazioni </text:span><text:span text:style-name="T64">e metodi </text:span><text:span text:style-name="T65">necessari a</text:span><text:span text:style-name="T43"> </text:span><text:span text:style-name="T63">fornire tutte le risposte </text:span><text:span text:style-name="T43">all</text:span><text:span text:style-name="T63">e richieste </text:span><text:span text:style-name="T66">effettuate</text:span><text:span text:style-name="T63"> dall'</text:span><text:span text:style-name="T15">interfaccia grafica </text:span><text:span text:style-name="T63">dedicata alla gestione del database</text:span><text:span text:style-name="T43">.</text:span></text:p>
      <text:p text:style-name="P26"><text:span text:style-name="T43">Per quanto riguarda la parte dedicata all'utente la strutturazione è pressoché identica in quanto </text:span><text:span text:style-name="T67">la classe </text:span><text:span text:style-name="T114">LinQedInClient </text:span><text:span text:style-name="T123">per rispondere all'</text:span><text:span text:style-name="T42">interfaccia grafica</text:span><text:span text:style-name="T123"> c</text:span><text:span text:style-name="T126">orrispondente</text:span><text:span text:style-name="T123">, </text:span><text:span text:style-name="T124">dovrà </text:span><text:span text:style-name="T125">interpellare</text:span><text:span text:style-name="T124"> le classi </text:span><text:span text:style-name="T127">Utente</text:span><text:span text:style-name="T124">, </text:span><text:span text:style-name="T127">Rete</text:span><text:span text:style-name="T124"> e <text:s/></text:span><text:span text:style-name="T127">DB</text:span><text:span text:style-name="T124">.</text:span></text:p>
      <text:p text:style-name="P3"/>
      <text:p text:style-name="P3"/>
      <text:p text:style-name="P3"><text:soft-page-break/></text:p>
      <text:p text:style-name="P3"/>
      <text:p text:style-name="P15">Interfaccia Grafica</text:p>
      <text:p text:style-name="P15"/>
      <text:p text:style-name="P28">Per lo sviluppo dell'<text:span text:style-name="T15">interfaccia grafica </text:span><text:span text:style-name="T68">ho deciso di sfruttare il </text:span><text:span text:style-name="T30">tool</text:span><text:span text:style-name="T68"> </text:span><text:span text:style-name="T30">QtDesigner</text:span><text:span text:style-name="T68">, </text:span><text:span text:style-name="T69">mentre ho definito </text:span><text:span text:style-name="T70">le varie funzionalità, soprattutto per quanto riguarda </text:span><text:span text:style-name="T71">gli </text:span><text:span text:style-name="T72">effett</text:span><text:span text:style-name="T71">i che si devono avere al momento</text:span><text:span text:style-name="T72"> di </text:span><text:span text:style-name="T71">un</text:span><text:span text:style-name="T72"> </text:span><text:span text:style-name="T31">click</text:span><text:span text:style-name="T72"> di </text:span><text:span text:style-name="T71">un particolare</text:span><text:span text:style-name="T69"> </text:span><text:span text:style-name="T32">QP</text:span><text:span text:style-name="T33">ushButton</text:span><text:span text:style-name="T69">, <text:s/>nelle corrispondenti classi.</text:span></text:p>
      <text:p text:style-name="P27"><text:span text:style-name="T73">Quando verrà lanciato questo </text:span><text:span text:style-name="T34">software</text:span><text:span text:style-name="T69"> <text:s/></text:span><text:span text:style-name="T73">sullo schermo comparirà l'</text:span><text:span text:style-name="T115">InterfacciPrincipale</text:span><text:span text:style-name="T74">,</text:span><text:span text:style-name="T115"> </text:span><text:span text:style-name="T75">da qui </text:span><text:span text:style-name="T76">sarà</text:span><text:span text:style-name="T75"> possibile effettuare il </text:span><text:span text:style-name="T35">login</text:span><text:span text:style-name="T75"> </text:span><text:span text:style-name="T77">tramite </text:span><text:span text:style-name="T36">username</text:span><text:span text:style-name="T77"> e </text:span><text:span text:style-name="T36">password</text:span><text:span text:style-name="T75"> </text:span><text:span text:style-name="T78">e accedere </text:span><text:span text:style-name="T108">quindi</text:span><text:span text:style-name="T78"> all'</text:span><text:span text:style-name="T116">InterfacciaUtente</text:span><text:span text:style-name="T78">;</text:span><text:span text:style-name="T116"> </text:span><text:span text:style-name="T79">altrimenti,</text:span><text:span text:style-name="T77"> </text:span><text:span text:style-name="T80">se si vuole gestire </text:span><text:span text:style-name="T81">il database e i </text:span><text:span text:style-name="T79">gli</text:span><text:span text:style-name="T81"> utenti </text:span><text:span text:style-name="T79">che lo compongono</text:span><text:span text:style-name="T82">, </text:span><text:span text:style-name="T83">sarà</text:span><text:span text:style-name="T84"> sufficiente</text:span><text:span text:style-name="T79"> </text:span><text:span text:style-name="T85">entrare nell'</text:span><text:span text:style-name="T117">IterfacciaAdmin</text:span><text:span text:style-name="T85"> </text:span><text:span text:style-name="T79">tramite l'apposito pulsante.</text:span><text:span text:style-name="T38"> </text:span></text:p>
      <text:p text:style-name="P29"><text:span text:style-name="T86">Nel primo caso </text:span><text:span text:style-name="T87">si potrà modificare </text:span><text:span text:style-name="T88">le informazioni che compongono il proprio profilo </text:span><text:span text:style-name="T89">entrando nella finestra </text:span><text:span text:style-name="T118">InterfacciaModificaProfilo</text:span><text:span text:style-name="T87">, visualizzar</text:span><text:span text:style-name="T88">lo </text:span><text:span text:style-name="T90">(</text:span><text:span text:style-name="T119">InterfacciaProfiloUtente</text:span><text:span text:style-name="T90">)</text:span><text:span text:style-name="T88"> o cercare un utente, </text:span><text:span text:style-name="T91">tramite username,</text:span><text:span text:style-name="T88"> </text:span><text:span text:style-name="T92">per poter visualizzare il suo </text:span><text:span text:style-name="T93">in </text:span><text:span text:style-name="T120">InterfacciaProfiloAmico</text:span><text:span text:style-name="T92">. </text:span><text:span text:style-name="T94">Sarà inoltre possibile </text:span><text:span text:style-name="T95">aggiungere o </text:span><text:span text:style-name="T96">togliere</text:span><text:span text:style-name="T95"> amici dalla propria rete, </text:span><text:span text:style-name="T97">sempre attraverso</text:span><text:span text:style-name="T95"> </text:span><text:span text:style-name="T97">l'username, </text:span><text:span text:style-name="T98">e infine</text:span><text:span text:style-name="T94"> visualizzare </text:span><text:span text:style-name="T108">tutti </text:span><text:span text:style-name="T98">questi</text:span><text:span text:style-name="T94"> o, </text:span><text:span text:style-name="T98">in alternativa,</text:span><text:span text:style-name="T94"> tutti gli utenti presenti nel database in una </text:span><text:span text:style-name="T39">QT</text:span><text:span text:style-name="T40">able</text:span><text:span text:style-name="T39">Widget</text:span><text:span text:style-name="T94"> che conterrà solo le informazioni principali, </text:span><text:span text:style-name="T98">tra </text:span><text:span text:style-name="T109">le quali </text:span><text:span text:style-name="T98">l'username in modo </text:span><text:span text:style-name="T99">che l'utente loggato abbia la possibilità</text:span><text:span text:style-name="T98"> </text:span><text:span text:style-name="T99">di</text:span><text:span text:style-name="T98"> aggiungere agli amici </text:span><text:span text:style-name="T100">un utente di cui non conosceva quel campo</text:span><text:span text:style-name="T98">.</text:span></text:p>
      <text:p text:style-name="P29"><text:span text:style-name="T101">L'amministratore</text:span><text:span text:style-name="T121"> </text:span><text:span text:style-name="T102">in più </text:span><text:span text:style-name="T103">avrà la possibilità, </text:span><text:span text:style-name="T104">c</text:span><text:span text:style-name="T105">ome definito nella specifica del progetto,</text:span><text:span text:style-name="T103"> di registrare un nuovo utente </text:span><text:span text:style-name="T106">nel database attraverso </text:span><text:span text:style-name="T105">l'</text:span><text:span text:style-name="T122">InterfacciaRegistrazione</text:span><text:span text:style-name="T103"> o di cambiare la tipologia di account di uno già esistente.</text:span></text:p>
      <text:p text:style-name="P30">Poiché <text:span text:style-name="T222">inoltre </text:span>era richiest<text:span text:style-name="T223">a</text:span> una ricerca, <text:span text:style-name="T222">oltre che per username</text:span>, anche tramite nome <text:span text:style-name="T222">e</text:span> cognome <text:span text:style-name="T224">ho stabilito che questi due campi dovessero essere identificativi per un utente, come lo è anche il campo username. </text:span><text:span text:style-name="T136">È</text:span><text:span text:style-name="T224"> stato quindi necessario impedire, sia in fase di registrazione che di modifica profilo, l'inserimento nel database di più utenti con la coppia nome,cognome identica (anche se in realtà, per fare un esempio, esiste più di un “Mario Rossi” in Italia) oltre al fatto che sono state definite delle espressioni regolari per controllare l'input di campi che necessitano o soltanto lettere ( come nome, cognome, città di nascita/residenza e provincia) o solo numeri, caratteristica tipica di ogni numero di telefono, con per entrambi i tipi ulteriori restrizioni per quanto riguarda il numero di caratteri che è possibile inserire.</text:span></text:p>
      <text:p text:style-name="P31">In ogni <text:span text:style-name="T15">QlineEdit</text:span> presente nelle varie interfacce non verran<text:span text:style-name="T225">n</text:span>o considerati eventuali spazi prima e dopo il testo <text:span text:style-name="T226">che solitamente vengono</text:span> inserit<text:span text:style-name="T225">i per errore (tranne che per la password dove questi potrebbero essere voluti). Ciò serve</text:span>, <text:span text:style-name="T227">oltre che ad avere un aspetto grafico più gradevole quando si va a visualizzare un profilo, anche per evitare</text:span> eventuali inconsistenze tra fase di registrazione/modifica e quelle di ricerca. Per lo stesso motivo <text:span text:style-name="T228">in quest'ultima, in particolare solo in quella per nome e cognome dell'admin, non verranno considerati diversi nomi/cognomi che hanno le lettere scritte con caratteri maiuscoli o minuscoli da una parte e viceversa dall'altro; quindi per esempio “Luca” sarà uguale a “luca”.</text:span></text:p>
      <text:p text:style-name="P36"><text:span text:style-name="T210">Infine ho cercato di gestire tutte le possibili eccezioni che </text:span><text:span text:style-name="T212">potrebbero</text:span><text:span text:style-name="T210"> verificarsi tramite </text:span><text:span text:style-name="T211">alcuni</text:span><text:span text:style-name="T210"> </text:span><text:span text:style-name="T209">QMessaggeBox</text:span><text:span text:style-name="T210"> che avvertono dell'errore commesso.</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Kinnari" svg:font-family="Kinn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0:50:46.606547406</meta:creation-date>
    <dc:date>2015-06-19T13:07:16.675940941</dc:date>
    <meta:editing-duration>PT2H11M31S</meta:editing-duration>
    <meta:editing-cycles>50</meta:editing-cycles>
    <meta:generator>LibreOffice/4.2.8.2$Linux_X86_64 LibreOffice_project/420m0$Build-2</meta:generator>
    <meta:document-statistic meta:table-count="0" meta:image-count="0" meta:object-count="0" meta:page-count="5" meta:paragraph-count="44" meta:word-count="1860" meta:character-count="12331" meta:non-whitespace-character-count="10506"/>
  </office:meta>
</office:document-meta>
</file>